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TC Regular" svg:font-family="'Noto Sans Mono CJK T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Kommandos" style:family="table" style:master-page-name="">
      <style:table-properties style:width="15.679cm" fo:margin-left="1.334cm" style:page-number="auto" table:align="left"/>
    </style:style>
    <style:style style:name="Kommandos.A" style:family="table-column">
      <style:table-column-properties style:column-width="2.487cm"/>
    </style:style>
    <style:style style:name="Kommandos.B" style:family="table-column">
      <style:table-column-properties style:column-width="11.007cm"/>
    </style:style>
    <style:style style:name="Kommandos.C" style:family="table-column">
      <style:table-column-properties style:column-width="2.185cm"/>
    </style:style>
    <style:style style:name="Kommandos.A1" style:family="table-cell">
      <style:table-cell-properties fo:background-color="#b2b2b2" fo:padding="0.097cm" fo:border-left="0.05pt solid #000000" fo:border-right="none" fo:border-top="0.05pt solid #000000" fo:border-bottom="0.05pt solid #000000">
        <style:background-image/>
      </style:table-cell-properties>
    </style:style>
    <style:style style:name="Kommandos.C1" style:family="table-cell">
      <style:table-cell-properties fo:background-color="#b2b2b2" fo:padding="0.097cm" fo:border="0.05pt solid #000000">
        <style:background-image/>
      </style:table-cell-properties>
    </style:style>
    <style:style style:name="Kommandos.A2" style:family="table-cell">
      <style:table-cell-properties fo:padding="0.097cm" fo:border-left="0.05pt solid #000000" fo:border-right="none" fo:border-top="none" fo:border-bottom="0.05pt solid #000000"/>
    </style:style>
    <style:style style:name="Kommandos.B2" style:family="table-cell">
      <style:table-cell-properties fo:padding="0.097cm" fo:border-left="0.05pt solid #000000" fo:border-right="none" fo:border-top="none" fo:border-bottom="0.05pt solid #000000"/>
    </style:style>
    <style:style style:name="Kommandos.C2" style:family="table-cell">
      <style:table-cell-properties fo:padding="0.097cm" fo:border-left="0.05pt solid #000000" fo:border-right="0.05pt solid #000000" fo:border-top="none" fo:border-bottom="0.05pt solid #000000"/>
    </style:style>
    <style:style style:name="Kommandos.A3" style:family="table-cell">
      <style:table-cell-properties fo:padding="0.097cm" fo:border-left="0.05pt solid #000000" fo:border-right="none" fo:border-top="none" fo:border-bottom="0.05pt solid #000000"/>
    </style:style>
    <style:style style:name="Kommandos.B3" style:family="table-cell">
      <style:table-cell-properties fo:padding="0.097cm" fo:border-left="0.05pt solid #000000" fo:border-right="none" fo:border-top="none" fo:border-bottom="0.05pt solid #000000"/>
    </style:style>
    <style:style style:name="Kommandos.C3" style:family="table-cell">
      <style:table-cell-properties fo:padding="0.097cm" fo:border-left="0.05pt solid #000000" fo:border-right="0.05pt solid #000000" fo:border-top="none" fo:border-bottom="0.05pt solid #000000"/>
    </style:style>
    <style:style style:name="Kommandos.A4" style:family="table-cell">
      <style:table-cell-properties fo:padding="0.097cm" fo:border-left="0.05pt solid #000000" fo:border-right="none" fo:border-top="none" fo:border-bottom="0.05pt solid #000000"/>
    </style:style>
    <style:style style:name="Kommandos.B4" style:family="table-cell">
      <style:table-cell-properties fo:padding="0.097cm" fo:border-left="0.05pt solid #000000" fo:border-right="none" fo:border-top="none" fo:border-bottom="0.05pt solid #000000"/>
    </style:style>
    <style:style style:name="Kommandos.C4" style:family="table-cell">
      <style:table-cell-properties fo:padding="0.097cm" fo:border-left="0.05pt solid #000000" fo:border-right="0.05pt solid #000000" fo:border-top="none" fo:border-bottom="0.05pt solid #000000"/>
    </style:style>
    <style:style style:name="Kommandos.A5" style:family="table-cell">
      <style:table-cell-properties fo:padding="0.097cm" fo:border-left="0.05pt solid #000000" fo:border-right="none" fo:border-top="none" fo:border-bottom="0.05pt solid #000000"/>
    </style:style>
    <style:style style:name="Kommandos.B5" style:family="table-cell">
      <style:table-cell-properties fo:padding="0.097cm" fo:border-left="0.05pt solid #000000" fo:border-right="none" fo:border-top="none" fo:border-bottom="0.05pt solid #000000"/>
    </style:style>
    <style:style style:name="Kommandos.C5" style:family="table-cell">
      <style:table-cell-properties fo:padding="0.097cm" fo:border-left="0.05pt solid #000000" fo:border-right="0.05pt solid #000000" fo:border-top="none" fo:border-bottom="0.05pt solid #000000"/>
    </style:style>
    <style:style style:name="Tabelle1" style:family="table" style:master-page-name="">
      <style:table-properties style:width="15.822cm" fo:margin-left="1.201cm" style:page-number="auto" fo:break-before="auto" fo:break-after="auto" table:align="left" fo:background-color="transparent" style:shadow="none" fo:keep-with-next="auto" style:may-break-between-rows="true" style:writing-mode="page">
        <style:background-image/>
      </style:table-properties>
    </style:style>
    <style:style style:name="Tabelle1.A" style:family="table-column">
      <style:table-column-properties style:column-width="4.498cm"/>
    </style:style>
    <style:style style:name="Tabelle1.B" style:family="table-column">
      <style:table-column-properties style:column-width="11.324cm"/>
    </style:style>
    <style:style style:name="Tabelle1.1" style:family="table-row">
      <style:table-row-properties fo:background-color="transparent" fo:keep-together="auto">
        <style:background-image/>
      </style:table-row-properties>
    </style:style>
    <style:style style:name="Tabelle1.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1.B1" style:family="table-cell">
      <style:table-cell-properties style:vertical-align="" fo:background-color="#b2b2b2" fo:padding="0.097cm" fo:border="0.05pt solid #000000" style:writing-mode="page">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master-page-name="">
      <style:table-properties style:width="15.822cm" fo:margin-left="1.201cm" style:page-number="auto" fo:break-before="auto" fo:break-after="auto" table:align="left" fo:background-color="transparent" style:shadow="none" fo:keep-with-next="auto" style:may-break-between-rows="true" style:writing-mode="page">
        <style:background-image/>
      </style:table-properties>
    </style:style>
    <style:style style:name="Tabelle2.A" style:family="table-column">
      <style:table-column-properties style:column-width="4.498cm"/>
    </style:style>
    <style:style style:name="Tabelle2.B" style:family="table-column">
      <style:table-column-properties style:column-width="11.324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2.B1" style:family="table-cell">
      <style:table-cell-properties style:vertical-align="" fo:background-color="#b2b2b2" fo:padding="0.097cm" fo:border="0.05pt solid #000000" style:writing-mode="page">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master-page-name="">
      <style:table-properties style:width="15.822cm" fo:margin-left="1.201cm" style:page-number="auto" fo:break-before="auto" fo:break-after="auto" table:align="left" fo:background-color="transparent" style:shadow="none" fo:keep-with-next="auto" style:may-break-between-rows="true" style:writing-mode="page">
        <style:background-image/>
      </style:table-properties>
    </style:style>
    <style:style style:name="Tabelle3.A" style:family="table-column">
      <style:table-column-properties style:column-width="4.498cm"/>
    </style:style>
    <style:style style:name="Tabelle3.B" style:family="table-column">
      <style:table-column-properties style:column-width="11.324cm"/>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b2b2b2"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master-page-name="">
      <style:table-properties style:width="15.822cm" fo:margin-left="1.201cm" style:page-number="auto" fo:break-before="auto" fo:break-after="auto" table:align="left" fo:background-color="transparent" style:shadow="none" fo:keep-with-next="auto" style:may-break-between-rows="true" style:writing-mode="page">
        <style:background-image/>
      </style:table-properties>
    </style:style>
    <style:style style:name="Tabelle4.A" style:family="table-column">
      <style:table-column-properties style:column-width="4.498cm"/>
    </style:style>
    <style:style style:name="Tabelle4.B" style:family="table-column">
      <style:table-column-properties style:column-width="11.324cm"/>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b2b2b2" fo:padding="0.097cm" fo:border-left="0.05pt solid #000000" fo:border-right="none" fo:border-top="0.05pt solid #000000" fo:border-bottom="0.05pt solid #000000" style:writing-mode="page">
        <style:background-image/>
      </style:table-cell-properties>
    </style:style>
    <style:style style:name="Tabelle4.B1" style:family="table-cell">
      <style:table-cell-properties style:vertical-align="" fo:background-color="#b2b2b2" fo:padding="0.097cm" fo:border="0.05pt solid #000000"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normal" officeooo:rsid="001f29bf" officeooo:paragraph-rsid="001f29bf" style:font-weight-asian="normal" style:font-weight-complex="normal"/>
    </style:style>
    <style:style style:name="P2"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fo:font-weight="normal" officeooo:rsid="001f29bf" officeooo:paragraph-rsid="00200604" style:font-weight-asian="normal" style:font-weight-complex="normal"/>
    </style:style>
    <style:style style:name="P3" style:family="paragraph" style:parent-style-name="Standard">
      <loext:graphic-properties draw:fill="none"/>
      <style:paragraph-properties fo:margin-left="1.3cm" fo:margin-right="0cm" fo:text-align="justify" style:justify-single-word="false" fo:text-indent="0cm" style:auto-text-indent="false" fo:background-color="transparent"/>
      <style:text-properties fo:font-weight="normal" officeooo:rsid="001f29bf" officeooo:paragraph-rsid="00200604" style:font-weight-asian="normal" style:font-weight-complex="normal"/>
    </style:style>
    <style:style style:name="P4" style:family="paragraph" style:parent-style-name="Text_20_body">
      <style:paragraph-properties fo:text-align="justify" style:justify-single-word="false"/>
      <style:text-properties officeooo:rsid="000e3853" officeooo:paragraph-rsid="001c9031"/>
    </style:style>
    <style:style style:name="P5" style:family="paragraph" style:parent-style-name="Text_20_body">
      <style:paragraph-properties fo:text-align="justify" style:justify-single-word="false"/>
      <style:text-properties officeooo:rsid="00188e21" officeooo:paragraph-rsid="00188e21"/>
    </style:style>
    <style:style style:name="P6" style:family="paragraph" style:parent-style-name="Text_20_body">
      <style:paragraph-properties fo:text-align="justify" style:justify-single-word="false"/>
      <style:text-properties officeooo:rsid="0018dc7e" officeooo:paragraph-rsid="0018dc7e"/>
    </style:style>
    <style:style style:name="P7" style:family="paragraph" style:parent-style-name="Text_20_body">
      <style:paragraph-properties fo:text-align="justify" style:justify-single-word="false"/>
      <style:text-properties officeooo:paragraph-rsid="000e3853"/>
    </style:style>
    <style:style style:name="P8" style:family="paragraph" style:parent-style-name="Text_20_body">
      <style:paragraph-properties fo:text-align="justify" style:justify-single-word="false"/>
      <style:text-properties officeooo:paragraph-rsid="001449e6"/>
    </style:style>
    <style:style style:name="P9" style:family="paragraph" style:parent-style-name="Text_20_body" style:list-style-name="L8">
      <style:paragraph-properties fo:text-align="justify" style:justify-single-word="false"/>
      <style:text-properties officeooo:paragraph-rsid="002bc576"/>
    </style:style>
    <style:style style:name="P10" style:family="paragraph" style:parent-style-name="Text_20_body" style:list-style-name="L9">
      <style:paragraph-properties fo:text-align="justify" style:justify-single-word="false"/>
      <style:text-properties officeooo:paragraph-rsid="002c5f51"/>
    </style:style>
    <style:style style:name="P11" style:family="paragraph" style:parent-style-name="Text_20_body">
      <style:paragraph-properties fo:text-align="justify" style:justify-single-word="false"/>
      <style:text-properties officeooo:paragraph-rsid="002d8c48"/>
    </style:style>
    <style:style style:name="P12" style:family="paragraph" style:parent-style-name="Text_20_body" style:list-style-name="L11">
      <style:paragraph-properties fo:text-align="justify" style:justify-single-word="false"/>
      <style:text-properties officeooo:paragraph-rsid="002d8c48"/>
    </style:style>
    <style:style style:name="P13" style:family="paragraph" style:parent-style-name="Text_20_body" style:list-style-name="L11">
      <style:paragraph-properties fo:text-align="justify" style:justify-single-word="false"/>
      <style:text-properties officeooo:paragraph-rsid="00103eb8"/>
    </style:style>
    <style:style style:name="P14" style:family="paragraph" style:parent-style-name="Text_20_body">
      <style:paragraph-properties fo:text-align="justify" style:justify-single-word="false"/>
      <style:text-properties officeooo:paragraph-rsid="002e4c1e"/>
    </style:style>
    <style:style style:name="P15" style:family="paragraph" style:parent-style-name="Text_20_body">
      <style:paragraph-properties fo:text-align="justify" style:justify-single-word="false"/>
      <style:text-properties officeooo:rsid="0019bded" officeooo:paragraph-rsid="0019bded"/>
    </style:style>
    <style:style style:name="P16" style:family="paragraph" style:parent-style-name="Text_20_body">
      <style:paragraph-properties fo:text-align="justify" style:justify-single-word="false"/>
      <style:text-properties officeooo:rsid="001a29e9" officeooo:paragraph-rsid="001a29e9"/>
    </style:style>
    <style:style style:name="P17" style:family="paragraph" style:parent-style-name="Text_20_body">
      <style:paragraph-properties fo:text-align="justify" style:justify-single-word="false"/>
      <style:text-properties officeooo:rsid="001a6046" officeooo:paragraph-rsid="001a6046"/>
    </style:style>
    <style:style style:name="P18" style:family="paragraph" style:parent-style-name="Text_20_body">
      <style:text-properties officeooo:rsid="001d0fc4" officeooo:paragraph-rsid="001d0fc4"/>
    </style:style>
    <style:style style:name="P19" style:family="paragraph" style:parent-style-name="Text_20_body">
      <style:paragraph-properties fo:text-align="justify" style:justify-single-word="false"/>
      <style:text-properties officeooo:rsid="001d0fc4" officeooo:paragraph-rsid="001d0fc4"/>
    </style:style>
    <style:style style:name="P20" style:family="paragraph" style:parent-style-name="Text_20_body">
      <style:paragraph-properties fo:text-align="justify" style:justify-single-word="false"/>
      <style:text-properties officeooo:rsid="001d2a09" officeooo:paragraph-rsid="001d2a09"/>
    </style:style>
    <style:style style:name="P21" style:family="paragraph" style:parent-style-name="Text_20_body" style:list-style-name="L1">
      <style:paragraph-properties fo:text-align="justify" style:justify-single-word="false"/>
      <style:text-properties fo:font-weight="bold" officeooo:rsid="001d2a09" officeooo:paragraph-rsid="001d2a09" style:font-weight-asian="bold" style:font-weight-complex="bold"/>
    </style:style>
    <style:style style:name="P22" style:family="paragraph" style:parent-style-name="Text_20_body" style:list-style-name="L1">
      <style:paragraph-properties fo:text-align="justify" style:justify-single-word="false"/>
      <style:text-properties fo:font-weight="bold" officeooo:rsid="001f29bf" officeooo:paragraph-rsid="001f29bf" style:font-weight-asian="bold" style:font-weight-complex="bold"/>
    </style:style>
    <style:style style:name="P23" style:family="paragraph" style:parent-style-name="Text_20_body" style:list-style-name="L1">
      <style:paragraph-properties fo:text-align="justify" style:justify-single-word="false"/>
      <style:text-properties fo:font-weight="bold" officeooo:rsid="00200604" officeooo:paragraph-rsid="00200604" style:font-weight-asian="bold" style:font-weight-complex="bold"/>
    </style:style>
    <style:style style:name="P24" style:family="paragraph" style:parent-style-name="Text_20_body" style:list-style-name="L1">
      <style:paragraph-properties fo:text-align="justify" style:justify-single-word="false"/>
      <style:text-properties fo:font-weight="bold" officeooo:rsid="0020810d" officeooo:paragraph-rsid="0020810d" style:font-weight-asian="bold" style:font-weight-complex="bold"/>
    </style:style>
    <style:style style:name="P25" style:family="paragraph" style:parent-style-name="Text_20_body" style:list-style-name="L2">
      <style:paragraph-properties fo:text-align="justify" style:justify-single-word="false"/>
      <style:text-properties fo:font-weight="bold" officeooo:rsid="0021c3b1" officeooo:paragraph-rsid="0021c3b1" style:font-weight-asian="bold" style:font-weight-complex="bold"/>
    </style:style>
    <style:style style:name="P26" style:family="paragraph" style:parent-style-name="Text_20_body" style:list-style-name="L2">
      <style:paragraph-properties fo:text-align="justify" style:justify-single-word="false"/>
      <style:text-properties fo:font-weight="bold" officeooo:rsid="0021c3b1" officeooo:paragraph-rsid="00232b2f" style:font-weight-asian="bold" style:font-weight-complex="bold"/>
    </style:style>
    <style:style style:name="P27" style:family="paragraph" style:parent-style-name="Text_20_body">
      <style:paragraph-properties fo:text-align="justify" style:justify-single-word="false"/>
      <style:text-properties fo:font-weight="bold" officeooo:rsid="0021c3b1" officeooo:paragraph-rsid="00232b2f" style:font-weight-asian="bold" style:font-weight-complex="bold"/>
    </style:style>
    <style:style style:name="P28" style:family="paragraph" style:parent-style-name="Text_20_body" style:list-style-name="L2">
      <style:paragraph-properties fo:text-align="justify" style:justify-single-word="false"/>
      <style:text-properties fo:font-weight="bold" officeooo:rsid="00232b2f" officeooo:paragraph-rsid="00232b2f" style:font-weight-asian="bold" style:font-weight-complex="bold"/>
    </style:style>
    <style:style style:name="P29" style:family="paragraph" style:parent-style-name="Text_20_body" style:list-style-name="L7">
      <style:paragraph-properties fo:text-align="justify" style:justify-single-word="false"/>
      <style:text-properties fo:font-weight="bold" officeooo:rsid="0027ae86" officeooo:paragraph-rsid="0027ae86" style:font-weight-asian="bold" style:font-weight-complex="bold"/>
    </style:style>
    <style:style style:name="P30" style:family="paragraph" style:parent-style-name="Text_20_body" style:list-style-name="L7">
      <style:paragraph-properties fo:text-align="justify" style:justify-single-word="false"/>
      <style:text-properties fo:font-weight="bold" officeooo:rsid="0028aae4" officeooo:paragraph-rsid="0028aae4" style:font-weight-asian="bold" style:font-weight-complex="bold"/>
    </style:style>
    <style:style style:name="P31" style:family="paragraph" style:parent-style-name="Text_20_body" style:list-style-name="L1">
      <style:paragraph-properties fo:text-align="justify" style:justify-single-word="false"/>
      <style:text-properties fo:font-weight="normal" officeooo:rsid="001f29bf" officeooo:paragraph-rsid="001f29bf" style:font-weight-asian="normal" style:font-weight-complex="normal"/>
    </style:style>
    <style:style style:name="P32" style:family="paragraph" style:parent-style-name="Text_20_body" style:list-style-name="L1">
      <style:paragraph-properties fo:text-align="justify" style:justify-single-word="false"/>
      <style:text-properties fo:font-weight="normal" officeooo:rsid="001f8186" officeooo:paragraph-rsid="001f8186" style:font-weight-asian="normal" style:font-weight-complex="normal"/>
    </style:style>
    <style:style style:name="P33" style:family="paragraph" style:parent-style-name="Text_20_body" style:list-style-name="L1">
      <style:paragraph-properties fo:text-align="justify" style:justify-single-word="false"/>
      <style:text-properties fo:font-weight="normal" officeooo:rsid="00200604" officeooo:paragraph-rsid="00200604" style:font-weight-asian="normal" style:font-weight-complex="normal"/>
    </style:style>
    <style:style style:name="P34" style:family="paragraph" style:parent-style-name="Text_20_body" style:list-style-name="L1">
      <style:paragraph-properties fo:text-align="justify" style:justify-single-word="false"/>
      <style:text-properties fo:font-weight="normal" officeooo:rsid="00200604" officeooo:paragraph-rsid="0020810d" style:font-weight-asian="normal" style:font-weight-complex="normal"/>
    </style:style>
    <style:style style:name="P35" style:family="paragraph" style:parent-style-name="Text_20_body" style:list-style-name="L1">
      <style:paragraph-properties fo:text-align="justify" style:justify-single-word="false"/>
      <style:text-properties fo:font-weight="normal" officeooo:rsid="0020810d" officeooo:paragraph-rsid="0020810d" style:font-weight-asian="normal" style:font-weight-complex="normal"/>
    </style:style>
    <style:style style:name="P36" style:family="paragraph" style:parent-style-name="Text_20_body" style:list-style-name="L7">
      <style:paragraph-properties fo:text-align="justify" style:justify-single-word="false"/>
      <style:text-properties fo:font-weight="normal" officeooo:rsid="0027ae86" officeooo:paragraph-rsid="0027ae86" style:font-weight-asian="normal" style:font-weight-complex="normal"/>
    </style:style>
    <style:style style:name="P37" style:family="paragraph" style:parent-style-name="Text_20_body" style:list-style-name="L7">
      <style:paragraph-properties fo:text-align="justify" style:justify-single-word="false"/>
      <style:text-properties fo:font-weight="normal" officeooo:rsid="0028aae4" officeooo:paragraph-rsid="0028aae4" style:font-weight-asian="normal" style:font-weight-complex="normal"/>
    </style:style>
    <style:style style:name="P38" style:family="paragraph" style:parent-style-name="Text_20_body" style:list-style-name="L7">
      <style:paragraph-properties fo:text-align="justify" style:justify-single-word="false"/>
      <style:text-properties fo:font-weight="normal" officeooo:rsid="0029bce2" officeooo:paragraph-rsid="0029bce2" style:font-weight-asian="normal" style:font-weight-complex="normal"/>
    </style:style>
    <style:style style:name="P39" style:family="paragraph" style:parent-style-name="Text_20_body">
      <style:paragraph-properties fo:text-align="justify" style:justify-single-word="false"/>
      <style:text-properties officeooo:rsid="0021c3b1" officeooo:paragraph-rsid="0021c3b1"/>
    </style:style>
    <style:style style:name="P40" style:family="paragraph" style:parent-style-name="Text_20_body">
      <style:paragraph-properties fo:text-align="justify" style:justify-single-word="false"/>
      <style:text-properties officeooo:rsid="0026b3b6" officeooo:paragraph-rsid="0026b3b6"/>
    </style:style>
    <style:style style:name="P41" style:family="paragraph" style:parent-style-name="Text_20_body">
      <style:paragraph-properties fo:text-align="justify" style:justify-single-word="false"/>
      <style:text-properties officeooo:rsid="0027ae86" officeooo:paragraph-rsid="0027ae86"/>
    </style:style>
    <style:style style:name="P42" style:family="paragraph" style:parent-style-name="Text_20_body">
      <style:paragraph-properties fo:text-align="justify" style:justify-single-word="false"/>
      <style:text-properties officeooo:rsid="0029bce2" officeooo:paragraph-rsid="0029bce2"/>
    </style:style>
    <style:style style:name="P43" style:family="paragraph" style:parent-style-name="Text_20_body">
      <style:paragraph-properties fo:text-align="justify" style:justify-single-word="false"/>
      <style:text-properties officeooo:rsid="0029d57e" officeooo:paragraph-rsid="0029d57e"/>
    </style:style>
    <style:style style:name="P44" style:family="paragraph" style:parent-style-name="Text_20_body" style:list-style-name="L8">
      <style:paragraph-properties fo:text-align="justify" style:justify-single-word="false"/>
      <style:text-properties officeooo:rsid="0029d57e" officeooo:paragraph-rsid="0029d57e"/>
    </style:style>
    <style:style style:name="P45" style:family="paragraph" style:parent-style-name="Text_20_body">
      <style:paragraph-properties fo:text-align="justify" style:justify-single-word="false"/>
      <style:text-properties officeooo:rsid="002bc576" officeooo:paragraph-rsid="002bc576"/>
    </style:style>
    <style:style style:name="P46" style:family="paragraph" style:parent-style-name="Text_20_body" style:list-style-name="L9">
      <style:paragraph-properties fo:text-align="justify" style:justify-single-word="false"/>
      <style:text-properties officeooo:rsid="002c5f51" officeooo:paragraph-rsid="002c5f51"/>
    </style:style>
    <style:style style:name="P47" style:family="paragraph" style:parent-style-name="Text_20_body">
      <style:paragraph-properties fo:text-align="justify" style:justify-single-word="false"/>
      <style:text-properties officeooo:rsid="002d8c48" officeooo:paragraph-rsid="002d8c48"/>
    </style:style>
    <style:style style:name="P48" style:family="paragraph" style:parent-style-name="Text_20_body">
      <style:paragraph-properties fo:text-align="justify" style:justify-single-word="false"/>
      <style:text-properties officeooo:rsid="002e4c1e" officeooo:paragraph-rsid="002e4c1e"/>
    </style:style>
    <style:style style:name="P49" style:family="paragraph" style:parent-style-name="Text_20_body" style:list-style-name="L12">
      <style:paragraph-properties fo:text-align="justify" style:justify-single-word="false"/>
      <style:text-properties fo:font-style="italic" officeooo:paragraph-rsid="002e4c1e" style:font-style-asian="italic" style:font-style-complex="italic"/>
    </style:style>
    <style:style style:name="P50" style:family="paragraph" style:parent-style-name="Text_20_body" style:list-style-name="L12">
      <style:paragraph-properties fo:text-align="justify" style:justify-single-word="false"/>
      <style:text-properties fo:font-style="italic" officeooo:rsid="002e4c1e" officeooo:paragraph-rsid="002e4c1e" style:font-style-asian="italic" style:font-style-complex="italic"/>
    </style:style>
    <style:style style:name="P51" style:family="paragraph" style:parent-style-name="Text_20_body">
      <style:paragraph-properties fo:text-align="justify" style:justify-single-word="false"/>
      <style:text-properties officeooo:rsid="002f513d" officeooo:paragraph-rsid="002f513d"/>
    </style:style>
    <style:style style:name="P52" style:family="paragraph" style:parent-style-name="Heading_20_1">
      <style:paragraph-properties fo:text-align="justify" style:justify-single-word="false"/>
      <style:text-properties officeooo:rsid="000e3853" officeooo:paragraph-rsid="000e3853"/>
    </style:style>
    <style:style style:name="P53" style:family="paragraph" style:parent-style-name="Heading_20_1">
      <style:paragraph-properties fo:text-align="justify" style:justify-single-word="false"/>
      <style:text-properties officeooo:rsid="001449e6" officeooo:paragraph-rsid="001449e6"/>
    </style:style>
    <style:style style:name="P54" style:family="paragraph" style:parent-style-name="Heading_20_2">
      <style:paragraph-properties fo:text-align="justify" style:justify-single-word="false"/>
      <style:text-properties officeooo:rsid="000e3853" officeooo:paragraph-rsid="000e3853"/>
    </style:style>
    <style:style style:name="P55" style:family="paragraph" style:parent-style-name="Heading_20_2">
      <style:paragraph-properties fo:text-align="justify" style:justify-single-word="fals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Heading_20_3">
      <style:paragraph-properties fo:text-align="justify" style:justify-single-word="false"/>
    </style:style>
    <style:style style:name="P59" style:family="paragraph" style:parent-style-name="Heading_20_3">
      <style:paragraph-properties fo:text-align="justify" style:justify-single-word="false"/>
      <style:text-properties officeooo:paragraph-rsid="001449e6"/>
    </style:style>
    <style:style style:name="P60" style:family="paragraph" style:parent-style-name="Contents_20_3">
      <style:paragraph-properties>
        <style:tab-stops>
          <style:tab-stop style:position="16.002cm" style:type="right" style:leader-style="dotted" style:leader-text="."/>
        </style:tab-stops>
      </style:paragraph-properties>
    </style:style>
    <style:style style:name="P61" style:family="paragraph" style:parent-style-name="Table_20_Contents">
      <style:paragraph-properties fo:text-align="justify" style:justify-single-word="false"/>
      <style:text-properties style:font-name="Liberation Mono" officeooo:rsid="001f29bf" officeooo:paragraph-rsid="001f29bf"/>
    </style:style>
    <style:style style:name="P62" style:family="paragraph" style:parent-style-name="Table_20_Contents">
      <style:paragraph-properties fo:text-align="justify" style:justify-single-word="false"/>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63" style:family="paragraph" style:parent-style-name="Table_20_Contents">
      <style:paragraph-properties fo:text-align="justify" style:justify-single-word="false"/>
      <style:text-properties style:font-name="Liberation Serif" fo:font-size="12pt" fo:font-weight="bold" officeooo:rsid="0021c3b1" officeooo:paragraph-rsid="0021c3b1" fo:background-color="transparent" style:font-size-asian="12pt" style:font-weight-asian="bold" style:font-size-complex="12pt" style:font-weight-complex="bold"/>
    </style:style>
    <style:style style:name="P64" style:family="paragraph" style:parent-style-name="Table_20_Contents">
      <style:paragraph-properties fo:text-align="justify" style:justify-single-word="false"/>
      <style:text-properties style:font-name="Liberation Serif" fo:font-size="12pt" fo:font-weight="bold" officeooo:rsid="0021c3b1" officeooo:paragraph-rsid="00232b2f" fo:background-color="transparent" style:font-size-asian="12pt" style:font-weight-asian="bold" style:font-size-complex="12pt" style:font-weight-complex="bold"/>
    </style:style>
    <style:style style:name="P65" style:family="paragraph" style:parent-style-name="Table_20_Contents">
      <style:paragraph-properties fo:text-align="justify" style:justify-single-word="false"/>
      <style:text-properties officeooo:rsid="00232b2f" officeooo:paragraph-rsid="00232b2f"/>
    </style:style>
    <style:style style:name="P66" style:family="paragraph" style:parent-style-name="Table_20_Contents" style:list-style-name="L3">
      <style:paragraph-properties fo:text-align="justify" style:justify-single-word="false"/>
      <style:text-properties officeooo:rsid="00232b2f" officeooo:paragraph-rsid="00232b2f"/>
    </style:style>
    <style:style style:name="P67" style:family="paragraph" style:parent-style-name="Table_20_Contents" style:list-style-name="L4">
      <style:paragraph-properties fo:text-align="justify" style:justify-single-word="false"/>
      <style:text-properties officeooo:rsid="00232b2f" officeooo:paragraph-rsid="00232b2f"/>
    </style:style>
    <style:style style:name="P68" style:family="paragraph" style:parent-style-name="Table_20_Contents" style:list-style-name="L5">
      <style:paragraph-properties fo:text-align="justify" style:justify-single-word="false"/>
      <style:text-properties officeooo:rsid="00232b2f" officeooo:paragraph-rsid="00232b2f"/>
    </style:style>
    <style:style style:name="P69" style:family="paragraph" style:parent-style-name="Table_20_Contents">
      <style:paragraph-properties fo:text-align="justify" style:justify-single-word="false"/>
      <style:text-properties officeooo:rsid="0024b882" officeooo:paragraph-rsid="0024b882"/>
    </style:style>
    <style:style style:name="P70" style:family="paragraph" style:parent-style-name="Table_20_Contents" style:list-style-name="L6">
      <style:paragraph-properties fo:text-align="justify" style:justify-single-word="false"/>
      <style:text-properties officeooo:rsid="0024b882" officeooo:paragraph-rsid="0024b882"/>
    </style:style>
    <style:style style:name="P71"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29bf" officeooo:paragraph-rsid="001f29bf"/>
    </style:style>
    <style:style style:name="P72"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73" style:family="paragraph" style:parent-style-name="Table_20_Contents">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officeooo:rsid="001f8186" officeooo:paragraph-rsid="001f8186"/>
    </style:style>
    <style:style style:name="P74"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397cm"/>
        </style:tab-stops>
      </style:paragraph-properties>
      <style:text-properties style:font-name="Liberation Mono" officeooo:rsid="001f29bf" officeooo:paragraph-rsid="001f29bf"/>
    </style:style>
    <style:style style:name="P75"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ext-properties style:font-name="Liberation Mono" officeooo:rsid="001f29bf" officeooo:paragraph-rsid="001f29bf"/>
    </style:style>
    <style:style style:name="P76"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Mono" officeooo:rsid="001f29bf" officeooo:paragraph-rsid="001f29bf"/>
    </style:style>
    <style:style style:name="P77" style:family="paragraph" style:parent-style-name="Table_20_Contents" style:list-style-name="L1">
      <loext:graphic-properties draw:fill="none"/>
      <style:paragraph-properties fo:margin-left="0cm" fo:margin-right="0cm" fo:text-align="justify" style:justify-single-word="false" fo:text-indent="0cm" style:auto-text-indent="false" fo:background-color="transparent" text:number-lines="false" text:line-number="0">
        <style:tab-stops>
          <style:tab-stop style:position="-0.582cm"/>
        </style:tab-stops>
      </style:paragraph-properties>
      <style:text-properties style:font-name="Liberation Serif" fo:font-size="12pt" fo:font-weight="bold" officeooo:rsid="001f8186" officeooo:paragraph-rsid="001f8186" fo:background-color="transparent" style:font-size-asian="12pt" style:font-weight-asian="bold" style:font-size-complex="12pt" style:font-weight-complex="bold"/>
    </style:style>
    <style:style style:name="P78" style:family="paragraph" style:parent-style-name="Footnote">
      <style:text-properties officeooo:rsid="0019bded" officeooo:paragraph-rsid="0019bded"/>
    </style:style>
    <style:style style:name="P79" style:family="paragraph" style:parent-style-name="Footnote">
      <style:text-properties officeooo:rsid="001a29e9" officeooo:paragraph-rsid="001a29e9"/>
    </style:style>
    <style:style style:name="P80" style:family="paragraph" style:parent-style-name="Footnote">
      <style:text-properties officeooo:rsid="001a6046" officeooo:paragraph-rsid="001a6046"/>
    </style:style>
    <style:style style:name="P81" style:family="paragraph" style:parent-style-name="Footnote">
      <style:text-properties officeooo:rsid="001f8186" officeooo:paragraph-rsid="001f8186"/>
    </style:style>
    <style:style style:name="P82" style:family="paragraph" style:parent-style-name="Footnote">
      <style:text-properties officeooo:rsid="001f8186" officeooo:paragraph-rsid="00200604"/>
    </style:style>
    <style:style style:name="P83" style:family="paragraph" style:parent-style-name="Footnote">
      <style:text-properties officeooo:rsid="001f8186" officeooo:paragraph-rsid="00232b2f"/>
    </style:style>
    <style:style style:name="P84" style:family="paragraph" style:parent-style-name="Footnote">
      <style:text-properties officeooo:rsid="001f8186" officeooo:paragraph-rsid="0028aae4"/>
    </style:style>
    <style:style style:name="P85" style:family="paragraph" style:parent-style-name="Footnote">
      <style:text-properties officeooo:rsid="001f8186" officeooo:paragraph-rsid="0029bce2"/>
    </style:style>
    <style:style style:name="P86" style:family="paragraph" style:parent-style-name="Footnote">
      <style:text-properties officeooo:rsid="0020810d" officeooo:paragraph-rsid="0020810d"/>
    </style:style>
    <style:style style:name="P87" style:family="paragraph" style:parent-style-name="Footnote">
      <style:text-properties officeooo:rsid="00232b2f" officeooo:paragraph-rsid="00232b2f"/>
    </style:style>
    <style:style style:name="P88" style:family="paragraph" style:parent-style-name="Footnote">
      <style:text-properties officeooo:rsid="0026b3b6" officeooo:paragraph-rsid="0026b3b6"/>
    </style:style>
    <style:style style:name="P89" style:family="paragraph" style:parent-style-name="Footnote">
      <style:text-properties officeooo:rsid="0028aae4" officeooo:paragraph-rsid="0028aae4"/>
    </style:style>
    <style:style style:name="P90" style:family="paragraph" style:parent-style-name="Footnote">
      <style:text-properties officeooo:rsid="0029d57e" officeooo:paragraph-rsid="0029d57e"/>
    </style:style>
    <style:style style:name="P91" style:family="paragraph" style:parent-style-name="Footnote">
      <style:text-properties officeooo:rsid="0029d57e" officeooo:paragraph-rsid="002bc576"/>
    </style:style>
    <style:style style:name="P92" style:family="paragraph" style:parent-style-name="Footnote">
      <style:text-properties officeooo:rsid="0029d57e" officeooo:paragraph-rsid="002d8c48"/>
    </style:style>
    <style:style style:name="P93" style:family="paragraph" style:parent-style-name="Footnote">
      <style:text-properties officeooo:rsid="002d8c48" officeooo:paragraph-rsid="002d8c48"/>
    </style:style>
    <style:style style:name="P94" style:family="paragraph" style:parent-style-name="Footnote">
      <style:text-properties officeooo:rsid="002e4c1e" officeooo:paragraph-rsid="002e4c1e"/>
    </style:style>
    <style:style style:name="P9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03eb8"/>
    </style:style>
    <style:style style:name="T2" style:family="text">
      <style:text-properties officeooo:rsid="0010dfe7"/>
    </style:style>
    <style:style style:name="T3" style:family="text">
      <style:text-properties officeooo:rsid="0014382b"/>
    </style:style>
    <style:style style:name="T4" style:family="text">
      <style:text-properties officeooo:rsid="001449e6"/>
    </style:style>
    <style:style style:name="T5" style:family="text">
      <style:text-properties officeooo:rsid="0019bded"/>
    </style:style>
    <style:style style:name="T6" style:family="text">
      <style:text-properties officeooo:rsid="001a29e9"/>
    </style:style>
    <style:style style:name="T7" style:family="text">
      <style:text-properties officeooo:rsid="001c9031"/>
    </style:style>
    <style:style style:name="T8" style:family="text">
      <style:text-properties style:font-name="Liberation Mono"/>
    </style:style>
    <style:style style:name="T9" style:family="text">
      <style:text-properties style:font-name="Liberation Mono" fo:font-weight="bold" style:font-weight-asian="bold" style:font-weight-complex="bold"/>
    </style:style>
    <style:style style:name="T10" style:family="text">
      <style:text-properties style:font-name="Liberation Mono" officeooo:rsid="0028aae4"/>
    </style:style>
    <style:style style:name="T11" style:family="text">
      <style:text-properties style:font-name="Liberation Serif"/>
    </style:style>
    <style:style style:name="T12" style:family="text">
      <style:text-properties style:font-name="Liberation Serif" officeooo:rsid="001f8186"/>
    </style:style>
    <style:style style:name="T13" style:family="text">
      <style:text-properties style:font-name="Liberation Serif" officeooo:rsid="0020810d"/>
    </style:style>
    <style:style style:name="T14" style:family="text">
      <style:text-properties style:font-name="Liberation Serif" officeooo:rsid="0028aae4"/>
    </style:style>
    <style:style style:name="T15" style:family="text">
      <style:text-properties officeooo:rsid="001f8186"/>
    </style:style>
    <style:style style:name="T16" style:family="text">
      <style:text-properties fo:font-weight="bold" style:font-weight-asian="bold" style:font-weight-complex="bold"/>
    </style:style>
    <style:style style:name="T17" style:family="text">
      <style:text-properties fo:font-weight="bold" officeooo:rsid="002c5f51" style:font-weight-asian="bold" style:font-weight-complex="bold"/>
    </style:style>
    <style:style style:name="T18" style:family="text">
      <style:text-properties officeooo:rsid="00232b2f"/>
    </style:style>
    <style:style style:name="T19" style:family="text">
      <style:text-properties officeooo:rsid="0024b882"/>
    </style:style>
    <style:style style:name="T20" style:family="text">
      <style:text-properties officeooo:rsid="0026eda6"/>
    </style:style>
    <style:style style:name="T21" style:family="text">
      <style:text-properties officeooo:rsid="0028aae4"/>
    </style:style>
    <style:style style:name="T22" style:family="text">
      <style:text-properties officeooo:rsid="0029d57e"/>
    </style:style>
    <style:style style:name="T23" style:family="text">
      <style:text-properties officeooo:rsid="002bc576"/>
    </style:style>
    <style:style style:name="T24" style:family="text">
      <style:text-properties officeooo:rsid="002c5f51"/>
    </style:style>
    <style:style style:name="T25" style:family="text">
      <style:text-properties officeooo:rsid="002d8c48"/>
    </style:style>
    <style:style style:name="T26" style:family="text">
      <style:text-properties fo:font-style="italic" style:font-style-asian="italic" style:font-style-complex="italic"/>
    </style:style>
    <style:style style:name="T27" style:family="text">
      <style:text-properties fo:font-style="italic" style:text-underline-style="none" fo:font-weight="bold" style:font-style-asian="italic" style:font-weight-asian="bold" style:font-style-complex="italic" style:font-weight-complex="bold"/>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officeooo:rsid="002e4c1e"/>
    </style:style>
    <style:style style:name="T31" style:family="text">
      <style:text-properties officeooo:rsid="002f513d"/>
    </style:style>
    <style:style style:name="T3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6"><text:a xlink:type="simple" xlink:href="#__RefHeading___Toc105_3302882649" text:style-name="Index_20_Link" text:visited-style-name="Index_20_Link">Einleitung<text:tab/>1</text:a></text:p>
          <text:p text:style-name="P56"><text:a xlink:type="simple" xlink:href="#__RefHeading___Toc116_3302882649" text:style-name="Index_20_Link" text:visited-style-name="Index_20_Link">Projektrandbedingungen<text:tab/>2</text:a></text:p>
          <text:p text:style-name="P56"><text:a xlink:type="simple" xlink:href="#__RefHeading___Toc118_3302882649" text:style-name="Index_20_Link" text:visited-style-name="Index_20_Link">Anlagenbeschreibung<text:tab/>2</text:a></text:p>
          <text:p text:style-name="P57"><text:a xlink:type="simple" xlink:href="#__RefHeading___Toc469_819620604" text:style-name="Index_20_Link" text:visited-style-name="Index_20_Link">Beschreibung der aktuellen Anlage<text:tab/>2</text:a></text:p>
          <text:p text:style-name="P57"><text:a xlink:type="simple" xlink:href="#__RefHeading___Toc471_819620604" text:style-name="Index_20_Link" text:visited-style-name="Index_20_Link">Beschreibung der einzelnen Elemente<text:tab/>2</text:a></text:p>
          <text:p text:style-name="P60"><text:a xlink:type="simple" xlink:href="#__RefHeading___Toc473_819620604" text:style-name="Index_20_Link" text:visited-style-name="Index_20_Link">Stationen<text:tab/>2</text:a></text:p>
          <text:p text:style-name="P60"><text:a xlink:type="simple" xlink:href="#__RefHeading___Toc475_819620604" text:style-name="Index_20_Link" text:visited-style-name="Index_20_Link">Transportband<text:tab/>2</text:a></text:p>
          <text:p text:style-name="P60"><text:a xlink:type="simple" xlink:href="#__RefHeading___Toc477_819620604" text:style-name="Index_20_Link" text:visited-style-name="Index_20_Link">Schlitten<text:tab/>2</text:a></text:p>
          <text:p text:style-name="P60"><text:a xlink:type="simple" xlink:href="#__RefHeading___Toc479_819620604" text:style-name="Index_20_Link" text:visited-style-name="Index_20_Link">Paletten<text:tab/>3</text:a></text:p>
          <text:p text:style-name="P60"><text:a xlink:type="simple" xlink:href="#__RefHeading___Toc481_819620604" text:style-name="Index_20_Link" text:visited-style-name="Index_20_Link">Befehle<text:tab/>3</text:a></text:p>
          <text:p text:style-name="P60"><text:a xlink:type="simple" xlink:href="#__RefHeading___Toc483_819620604" text:style-name="Index_20_Link" text:visited-style-name="Index_20_Link">Netzwerkprotokoll<text:tab/>3</text:a></text:p>
          <text:p text:style-name="P56"><text:a xlink:type="simple" xlink:href="#__RefHeading___Toc107_3302882649" text:style-name="Index_20_Link" text:visited-style-name="Index_20_Link">Anforderungen<text:tab/>3</text:a></text:p>
          <text:p text:style-name="P57"><text:a xlink:type="simple" xlink:href="#__RefHeading___Toc485_819620604" text:style-name="Index_20_Link" text:visited-style-name="Index_20_Link">Funktionale Anforderungen<text:tab/>3</text:a></text:p>
          <text:p text:style-name="P60"><text:a xlink:type="simple" xlink:href="#__RefHeading___Toc120_3302882649" text:style-name="Index_20_Link" text:visited-style-name="Index_20_Link">Netzwerkverbindung<text:tab/>3</text:a></text:p>
          <text:p text:style-name="P60"><text:a xlink:type="simple" xlink:href="#__RefHeading___Toc122_3302882649" text:style-name="Index_20_Link" text:visited-style-name="Index_20_Link">Interpretation der Nachrichten<text:tab/>3</text:a></text:p>
          <text:p text:style-name="P60"><text:a xlink:type="simple" xlink:href="#__RefHeading___Toc124_3302882649" text:style-name="Index_20_Link" text:visited-style-name="Index_20_Link">Simulation der Nachrichten<text:tab/>5</text:a></text:p>
          <text:p text:style-name="P60"><text:a xlink:type="simple" xlink:href="#__RefHeading___Toc126_3302882649" text:style-name="Index_20_Link" text:visited-style-name="Index_20_Link">Staubehandlung<text:tab/>6</text:a></text:p>
          <text:p text:style-name="P60"><text:a xlink:type="simple" xlink:href="#__RefHeading___Toc128_3302882649" text:style-name="Index_20_Link" text:visited-style-name="Index_20_Link">Fehlerbehandlung<text:tab/>7</text:a></text:p>
          <text:p text:style-name="P60"><text:a xlink:type="simple" xlink:href="#__RefHeading___Toc130_3302882649" text:style-name="Index_20_Link" text:visited-style-name="Index_20_Link">Anzeige des Verbindungsstatus<text:tab/>8</text:a></text:p>
          <text:p text:style-name="P60"><text:a xlink:type="simple" xlink:href="#__RefHeading___Toc132_3302882649" text:style-name="Index_20_Link" text:visited-style-name="Index_20_Link">Einstellen der Simulationsgeschwindigkeit<text:tab/>8</text:a></text:p>
          <text:p text:style-name="P60"><text:a xlink:type="simple" xlink:href="#__RefHeading___Toc134_3302882649" text:style-name="Index_20_Link" text:visited-style-name="Index_20_Link">Anzeigen aller Stationen<text:tab/>8</text:a></text:p>
          <text:p text:style-name="P60"><text:a xlink:type="simple" xlink:href="#__RefHeading___Toc136_3302882649" text:style-name="Index_20_Link" text:visited-style-name="Index_20_Link">Einfügen/ Löschen der Stationen<text:tab/>8</text:a></text:p>
          <text:p text:style-name="P60"><text:a xlink:type="simple" xlink:href="#__RefHeading___Toc138_3302882649" text:style-name="Index_20_Link" text:visited-style-name="Index_20_Link">Konfiguration der Stationen<text:tab/>8</text:a></text:p>
          <text:p text:style-name="P60"><text:a xlink:type="simple" xlink:href="#__RefHeading___Toc140_3302882649" text:style-name="Index_20_Link" text:visited-style-name="Index_20_Link">Erstellen von Kreuzungen<text:tab/>9</text:a></text:p>
          <text:p text:style-name="P60"><text:a xlink:type="simple" xlink:href="#__RefHeading___Toc142_3302882649" text:style-name="Index_20_Link" text:visited-style-name="Index_20_Link">Log<text:tab/>9</text:a></text:p>
          <text:p text:style-name="P60"><text:a xlink:type="simple" xlink:href="#__RefHeading___Toc144_3302882649" text:style-name="Index_20_Link" text:visited-style-name="Index_20_Link">Zustandsspeicherung<text:tab/>9</text:a></text:p>
          <text:p text:style-name="P60"><text:a xlink:type="simple" xlink:href="#__RefHeading___Toc146_3302882649" text:style-name="Index_20_Link" text:visited-style-name="Index_20_Link">Status<text:tab/>9</text:a></text:p>
          <text:p text:style-name="P60"><text:a xlink:type="simple" xlink:href="#__RefHeading___Toc487_819620604" text:style-name="Index_20_Link" text:visited-style-name="Index_20_Link">Kontrolliertes Beenden<text:tab/>10</text:a></text:p>
          <text:p text:style-name="P60"><text:a xlink:type="simple" xlink:href="#__RefHeading___Toc150_3302882649" text:style-name="Index_20_Link" text:visited-style-name="Index_20_Link">Wiederherstellung<text:tab/>10</text:a></text:p>
          <text:p text:style-name="P57"><text:a xlink:type="simple" xlink:href="#__RefHeading___Toc111_3302882649" text:style-name="Index_20_Link" text:visited-style-name="Index_20_Link">Nicht-Funktionalen Anforderungen<text:tab/>10</text:a></text:p>
          <text:p text:style-name="P60"><text:a xlink:type="simple" xlink:href="#__RefHeading___Toc152_3302882649" text:style-name="Index_20_Link" text:visited-style-name="Index_20_Link">Rechenzeit<text:tab/>10</text:a></text:p>
          <text:p text:style-name="P60"><text:a xlink:type="simple" xlink:href="#__RefHeading___Toc154_3302882649" text:style-name="Index_20_Link" text:visited-style-name="Index_20_Link">Plattform<text:tab/>10</text:a></text:p>
          <text:p text:style-name="P60"><text:a xlink:type="simple" xlink:href="#__RefHeading___Toc156_3302882649" text:style-name="Index_20_Link" text:visited-style-name="Index_20_Link">Nutzergruppe<text:tab/>10</text:a></text:p>
          <text:p text:style-name="P60"><text:a xlink:type="simple" xlink:href="#__RefHeading___Toc158_3302882649" text:style-name="Index_20_Link" text:visited-style-name="Index_20_Link">Nutzerschnittstelle (Maus / Tastatur)<text:tab/>10</text:a></text:p>
          <text:p text:style-name="P60"><text:a xlink:type="simple" xlink:href="#__RefHeading___Toc160_3302882649" text:style-name="Index_20_Link" text:visited-style-name="Index_20_Link">Betriebszeit / Verfügbarkeit<text:tab/>10</text:a></text:p>
          <text:p text:style-name="P60"><text:a xlink:type="simple" xlink:href="#__RefHeading___Toc162_3302882649" text:style-name="Index_20_Link" text:visited-style-name="Index_20_Link">Wartbarkeit<text:tab/>10</text:a></text:p>
          <text:p text:style-name="P60"><text:a xlink:type="simple" xlink:href="#__RefHeading___Toc164_3302882649" text:style-name="Index_20_Link" text:visited-style-name="Index_20_Link">Maximale Anzahl an gleichzeitig vorhandenen Schlitten<text:tab/>10</text:a></text:p>
          <text:p text:style-name="P60"><text:a xlink:type="simple" xlink:href="#__RefHeading___Toc166_3302882649" text:style-name="Index_20_Link" text:visited-style-name="Index_20_Link">Maximale Anzahl an gleichzeitigen Netzwerknachrichten die verarbeitet werden können<text:tab/>10</text:a></text:p>
          <text:p text:style-name="P60"><text:a xlink:type="simple" xlink:href="#__RefHeading___Toc168_3302882649" text:style-name="Index_20_Link" text:visited-style-name="Index_20_Link">Anzahl Transportbänder<text:tab/>10</text:a></text:p>
          <text:p text:style-name="P60"><text:a xlink:type="simple" xlink:href="#__RefHeading___Toc170_3302882649" text:style-name="Index_20_Link" text:visited-style-name="Index_20_Link">Anpassungsfähigkeit<text:tab/>10</text:a></text:p>
          <text:p text:style-name="P56"><text:a xlink:type="simple" xlink:href="#__RefHeading___Toc113_3302882649" text:style-name="Index_20_Link" text:visited-style-name="Index_20_Link">Anhang<text:tab/>10</text:a></text:p>
          <text:p text:style-name="P60"><text:a xlink:type="simple" xlink:href="#__RefHeading___Toc172_3302882649" text:style-name="Index_20_Link" text:visited-style-name="Index_20_Link">Layout vorschläge/ Wireframes<text:tab/>10</text:a></text:p>
        </text:index-body>
      </text:table-of-content>
      <text:p text:style-name="Standard"/>
      <text:h text:style-name="P52" text:outline-level="1"><text:bookmark-start text:name="__RefHeading___Toc105_3302882649"/>Einleitung<text:bookmark-end text:name="__RefHeading___Toc105_3302882649"/></text:h>
      <text:p text:style-name="P7"/>
      <text:h text:style-name="P53" text:outline-level="1"><text:bookmark-start text:name="__RefHeading___Toc116_3302882649"/><text:soft-page-break/>Projektrandbedingungen<text:bookmark-end text:name="__RefHeading___Toc116_3302882649"/></text:h>
      <text:p text:style-name="P8"/>
      <text:h text:style-name="P52" text:outline-level="1"><text:bookmark-start text:name="__RefHeading___Toc118_3302882649"/>Anlagenbeschreibung<text:bookmark-end text:name="__RefHeading___Toc118_3302882649"/></text:h>
      <text:p text:style-name="P5">In diesem Kapitel wird der Aufbau der Fabrik der Zukunft kurz erläutert. Dies ist für den weiteren Verlauf der Analyse und des Pflichtenheftes insofern wichtig, da die folgenden Kapitel auf dem Verständnis über das gegebene Projekt aufbauen.</text:p>
      <text:h text:style-name="P55" text:outline-level="2"><text:bookmark-start text:name="__RefHeading___Toc469_819620604"/>Beschreibung der aktuellen Anlage<text:bookmark-end text:name="__RefHeading___Toc469_819620604"/></text:h>
      <text:p text:style-name="P6">Die Fabrik der Zukunft, <text:span text:style-name="T5">im Folgenden nur noch FDZ</text:span><text:span text:style-name="T5"><text:note text:id="ftn0" text:note-class="footnote"><text:note-citation>1</text:note-citation><text:note-body><text:p text:style-name="P78">FDZ, Fabrik der Zukunft</text:p></text:note-body></text:note></text:span><text:span text:style-name="T5"> genannt,</text:span> ist ein Forschungsprojekt de<text:span text:style-name="T5">s IISYS</text:span><text:span text:style-name="T5"><text:note text:id="ftn1" text:note-class="footnote"><text:note-citation>2</text:note-citation><text:note-body><text:p text:style-name="P78">Institut für Informationssysteme der Hochschule Hof</text:p></text:note-body></text:note></text:span><text:span text:style-name="T5">, ein Forschungsinstitut der Hochschule für Angewandte Wissenschaften in Hof</text:span>. Sie fällt in die Kategorie der Industrie 4.0, welche für die Digitalisierung und Automatisierung im Bereich der Produktion steht.</text:p>
      <text:p text:style-name="P15">Die FDZ ist eine Fabriksimulation, welche anhand von echten Elementen, wie z.B. einem Roboter, einer Ein-/Ausgabe und einem Lager, auch genannt Stationen, den echten Ablauf einer Produktion nachstellen soll. Das Ziel ist es, automatisiert auf verschiedene Anfragen der Kunden zu reagieren, denn d<text:span text:style-name="T6">ie Produktion</text:span> funktioniert ohne Eingreifen einer natürlichen Person. Nach Aufgabe einer Bestellung kann ein Transportband Ware über Paletten und Schlitten zwischen den Stationen verschieben, bei jedem Halt <text:span text:style-name="T6">wird die Ware dann manipuliert, gelagert oder ausgegeben. </text:span></text:p>
      <text:h text:style-name="P55" text:outline-level="2"><text:bookmark-start text:name="__RefHeading___Toc471_819620604"/>Beschreibung der einzelnen Elemente<text:bookmark-end text:name="__RefHeading___Toc471_819620604"/></text:h>
      <text:p text:style-name="P16">Die FDZ besteht, wie oben beschrieben, aus verschiedenen Elementen. Die für dieses Projekt relevanten Elemente werden im Folgenden genauer beschrieben.</text:p>
      <text:h text:style-name="P58" text:outline-level="3"><text:bookmark-start text:name="__RefHeading___Toc473_819620604"/>Stationen<text:bookmark-end text:name="__RefHeading___Toc473_819620604"/></text:h>
      <text:p text:style-name="P16">Eine Station ist ein Teil der Produktion. Sie führt eine Manipulation an der Ware durch, lagert diese oder kann neue Teile der Ware entgegennehmen oder ausgeben. In der aktuellen Zusammensetzung der FDZ gibt es 3 Stationen, eine Ein-/Ausgabe, die neue Schlitten und Paletten entgegen nimmt, ein Lager, welches die Paletten mit Inhalt lagern kann, und einen Roboter, welcher die Zusammensetzung der Ware auf den Paletten manipulieren kann.</text:p>
      <text:h text:style-name="P58" text:outline-level="3"><text:bookmark-start text:name="__RefHeading___Toc475_819620604"/>Transportband<text:bookmark-end text:name="__RefHeading___Toc475_819620604"/></text:h>
      <text:p text:style-name="P16">Das Transportband ist das zentrale Element in der FDZ. Es verbindet die einzelnen Stationen miteinander und befördert Schlitten zu den benötigten Positionen.</text:p>
      <text:h text:style-name="P58" text:outline-level="3"><text:bookmark-start text:name="__RefHeading___Toc477_819620604"/>Schlitten<text:bookmark-end text:name="__RefHeading___Toc477_819620604"/></text:h>
      <text:p text:style-name="P16">Ein Schlitten ist eine Konstruktion, welche die Paletten mit ihrem Inhalt auf dem Transportband befördert.</text:p>
      <text:h text:style-name="P58" text:outline-level="3"><text:bookmark-start text:name="__RefHeading___Toc479_819620604"/><text:soft-page-break/>Paletten<text:bookmark-end text:name="__RefHeading___Toc479_819620604"/></text:h>
      <text:p text:style-name="P16">Die Paletten sind die Elemente, welche die eigentliche Ware beinhalten. Sie können z.B. vom Lager aufgenommen oder vom Roboter vom Transportband genommen werden. Paletten benötigen einen Schlitten unter sich, um auf dem Transportband bewegt werden zu können. Sie werden zum Ansprechen von der Software immer mit einer ID<text:note text:id="ftn2" text:note-class="footnote"><text:note-citation>3</text:note-citation><text:note-body><text:p text:style-name="P79">ID – Ganzzahliger Kennzeichner</text:p></text:note-body></text:note> gekennzeichnet</text:p>
      <text:h text:style-name="P58" text:outline-level="3"><text:bookmark-start text:name="__RefHeading___Toc481_819620604"/>Befehle<text:bookmark-end text:name="__RefHeading___Toc481_819620604"/></text:h>
      <text:p text:style-name="P17">In der FDZ gibt es viele verschiedene Software Komponenten, die miteinander kommunizieren müssen. Dies können sie über das Netzwerk, an dem die Computer mit der Software angeschlossen sind. Die einzelnen Komponenten tauschen Befehle aus, um Reaktionen der Fabrik auszulösen.</text:p>
      <text:h text:style-name="P58" text:outline-level="3"><text:bookmark-start text:name="__RefHeading___Toc483_819620604"/>Netzwerkprotokoll<text:bookmark-end text:name="__RefHeading___Toc483_819620604"/></text:h>
      <text:p text:style-name="P17">Bei dem Entwurf der FDZ wurde ein Netzwerkprotokoll eingeführt, das eigens für diesen Zweck entworfen wurde. Es beinhaltet die Befehle, welche über das TCP/IP Protokoll zu den einzelnen Softwarekomponenten gesendet werden.<text:note text:id="ftn3" text:note-class="footnote"><text:note-citation>4</text:note-citation><text:note-body><text:p text:style-name="P80"><text:span text:style-name="T7">Siehe </text:span>DocumetationNetworkCommands.pdf</text:p></text:note-body></text:note></text:p>
      <text:h text:style-name="P52" text:outline-level="1"><text:bookmark-start text:name="__RefHeading___Toc107_3302882649"/>Anforderungen<text:bookmark-end text:name="__RefHeading___Toc107_3302882649"/></text:h>
      <text:p text:style-name="P4"><text:span text:style-name="T7">Dieses Projekt befasst sich mit der Simulation des Transports der FDZ. Der Transport ist der Teil der Fabrik, welcher sich mit der Verschiebung und Positionierung der Paletten befasst. Die fertige Software soll im Allgemeinen einen Überblick über die aktuell Konfiguration der Fabrik, die Positionen der einzelnen Paletten und Probleme in der Ausführung der empfangenen Transport-Befehle anzeigen. Im Folgenden werden die Anforderungen, getrennt in funktionale und nicht-funktionale Anforderungen, die an das System gestellt wurden, beschrieben.</text:span></text:p>
      <text:h text:style-name="Heading_20_2" text:outline-level="2"><text:bookmark-start text:name="__RefHeading___Toc485_819620604"/>Funktionale Anforderungen<text:bookmark-end text:name="__RefHeading___Toc485_819620604"/></text:h>
      <text:p text:style-name="P18">In diesem Teil des Kapitels geht es um die Anforderungen, die eine konkrete Funktion der Software beschreiben. Qualitative Anforderungen werden im zweiten Teil dargestellt.</text:p>
      <text:h text:style-name="P58" text:outline-level="3"><text:bookmark-start text:name="__RefHeading___Toc120_3302882649"/><office:annotation office:name="__Annotation__414_819620604"><dc:creator>Noah Lehmann</dc:creator><dc:date>2018-05-21T12:19:15.923325173</dc:date><loext:sender-initials>NL</loext:sender-initials><text:p text:style-name="P95"><text:span text:style-name="T32">@Dzianis</text:span></text:p></office:annotation>Netzwerkverbindung<text:bookmark-end text:name="__RefHeading___Toc120_3302882649"/></text:h>
      <text:p text:style-name="P19">Um die Befehle an den Transport der Fabrik empfangen zu können, muss das Programm eine Netzwerkverbindung zu einer übergeordneten Komponente der FDZ aufbauen können. Das Netzwerkprotokoll, welches zur Versendung der Befehle genutzt wird, ist das TCP/IP Protokoll. <office:annotation-end office:name="__Annotation__414_819620604"/></text:p>
      <text:h text:style-name="P58" text:outline-level="3"><text:bookmark-start text:name="__RefHeading___Toc122_3302882649"/>Interpretation der Nachrichten<text:bookmark-end text:name="__RefHeading___Toc122_3302882649"/></text:h>
      <text:p text:style-name="P20">Sobald der Thread, der auf Nachrichten aus der Netzwerkverbindung hört, eine solche empfangen hat, startet er einen neuen Thread, der als Kommando-Interpreter fungiert, aus. Diesem wird als Konstruktor-Parameter die komplette Netzwerknachricht als String übergeben. Danach wir die Nachricht in den folgenden Schritten geparsed:</text:p>
      <text:list xml:id="list2954575769" text:style-name="L1">
        <text:list-item>
          <text:p text:style-name="P21">Parsen der Kommando-Nummer:</text:p>
          <text:p text:style-name="P31"><text:soft-page-break/>Jedes Kommando startet mit der Zeichenfolge <text:span text:style-name="T8">STStK</text:span><text:span text:style-name="T11">, gefolgt von einer dreistelligen Zahlenfolge, welche die Art des Kommandos beschreibt. Die Zahlenfolge kann wie folgt aussehen:</text:span></text:p>
          <text:p text:style-name="P31"><text:span text:style-name="T11"/></text:p>
        </text:list-item>
      </text:list>
      <table:table table:name="Kommandos" table:style-name="Kommandos">
        <table:table-column table:style-name="Kommandos.A"/>
        <table:table-column table:style-name="Kommandos.B"/>
        <table:table-column table:style-name="Kommandos.C"/>
        <table:table-row>
          <table:table-cell table:style-name="Kommandos.A1" office:value-type="string">
            <text:p text:style-name="P62">Kommando</text:p>
          </table:table-cell>
          <table:table-cell table:style-name="Kommandos.A1" office:value-type="string">
            <text:list xml:id="list171413417929594" text:continue-numbering="true" text:style-name="L1">
              <text:list-header>
                <text:p text:style-name="P77">Beschreibung</text:p>
              </text:list-header>
            </text:list>
          </table:table-cell>
          <table:table-cell table:style-name="Kommandos.C1" office:value-type="string">
            <text:list xml:id="list171411758465497" text:continue-numbering="true" text:style-name="L1">
              <text:list-header>
                <text:p text:style-name="P77">Anzahl Parameter</text:p>
              </text:list-header>
            </text:list>
          </table:table-cell>
        </table:table-row>
        <table:table-row>
          <table:table-cell table:style-name="Kommandos.A2" office:value-type="string">
            <text:p text:style-name="P61">001</text:p>
          </table:table-cell>
          <table:table-cell table:style-name="Kommandos.B2" office:value-type="string">
            <text:list xml:id="list171411958141778" text:continue-numbering="true" text:style-name="L1">
              <text:list-header>
                <text:p text:style-name="P71">Anfordern eines leeren Schlittens <text:span text:style-name="T15">zu angegebenen Position</text:span></text:p>
              </text:list-header>
            </text:list>
          </table:table-cell>
          <table:table-cell table:style-name="Kommandos.C2" office:value-type="string">
            <text:list xml:id="list171411772322163" text:continue-numbering="true" text:style-name="L1">
              <text:list-header>
                <text:p text:style-name="P72">1</text:p>
              </text:list-header>
            </text:list>
          </table:table-cell>
        </table:table-row>
        <table:table-row>
          <table:table-cell table:style-name="Kommandos.A4" office:value-type="string">
            <text:list xml:id="list171411838273627" text:continue-numbering="true" text:style-name="L1">
              <text:list-header>
                <text:p text:style-name="P74">002</text:p>
              </text:list-header>
            </text:list>
          </table:table-cell>
          <table:table-cell table:style-name="Kommandos.B3" office:value-type="string">
            <text:list xml:id="list171412086209495" text:continue-numbering="true" text:style-name="L1">
              <text:list-header>
                <text:p text:style-name="P71">Freigeben eines Schlitten, der die Palette mit einer angegebenen ID trägt</text:p>
              </text:list-header>
            </text:list>
          </table:table-cell>
          <table:table-cell table:style-name="Kommandos.C3" office:value-type="string">
            <text:list xml:id="list171411312648024" text:continue-numbering="true" text:style-name="L1">
              <text:list-header>
                <text:p text:style-name="P72">1</text:p>
              </text:list-header>
            </text:list>
          </table:table-cell>
        </table:table-row>
        <table:table-row>
          <table:table-cell table:style-name="Kommandos.A4" office:value-type="string">
            <text:list xml:id="list171413046689488" text:continue-numbering="true" text:style-name="L1">
              <text:list-header>
                <text:p text:style-name="P75">003</text:p>
              </text:list-header>
            </text:list>
          </table:table-cell>
          <table:table-cell table:style-name="Kommandos.B4" office:value-type="string">
            <text:list xml:id="list171412411006005" text:continue-numbering="true" text:style-name="L1">
              <text:list-header>
                <text:p text:style-name="P71">Verschieben eines Schlittens mit einer Palette mit der angegebenen ID zur angegebenen Position</text:p>
              </text:list-header>
            </text:list>
          </table:table-cell>
          <table:table-cell table:style-name="Kommandos.C4" office:value-type="string">
            <text:list xml:id="list171411643732141" text:continue-numbering="true" text:style-name="L1">
              <text:list-header>
                <text:p text:style-name="P72">2</text:p>
              </text:list-header>
            </text:list>
          </table:table-cell>
        </table:table-row>
        <table:table-row>
          <table:table-cell table:style-name="Kommandos.A5" office:value-type="string">
            <text:list xml:id="list171412841611067" text:continue-numbering="true" text:style-name="L1">
              <text:list-header>
                <text:p text:style-name="P76">004</text:p>
              </text:list-header>
            </text:list>
          </table:table-cell>
          <table:table-cell table:style-name="Kommandos.B5" office:value-type="string">
            <text:list xml:id="list171411598646196" text:continue-numbering="true" text:style-name="L1">
              <text:list-header>
                <text:p text:style-name="P71">Transport herunterfahren</text:p>
              </text:list-header>
            </text:list>
          </table:table-cell>
          <table:table-cell table:style-name="Kommandos.C5" office:value-type="string">
            <text:list xml:id="list171412808098588" text:continue-numbering="true" text:style-name="L1">
              <text:list-header>
                <text:p text:style-name="P72">0</text:p>
              </text:list-header>
            </text:list>
            <text:p text:style-name="P73"/>
          </table:table-cell>
        </table:table-row>
      </table:table>
      <text:p text:style-name="P1"><text:tab/></text:p>
      <text:p text:style-name="P2"><text:span text:style-name="T15">Ist die Zahlenfolge nicht bekannt, </text:span><text:span text:style-name="T12">so wird der übergeordneten Komponente der FDZ die Nachricht „Command not understood</text:span><text:span text:style-name="T12"><text:note text:id="ftn5" text:note-class="footnote"><text:note-citation>5</text:note-citation><text:note-body><text:p text:style-name="P81">Siehe DocumentationNetworkCommands.pdf, Kapitel 4.1.1 Common Errors</text:p></text:note-body></text:note></text:span><text:span text:style-name="T12">“ geschickt.</text:span></text:p>
      <text:p text:style-name="P3"><text:span text:style-name="T12"/></text:p>
      <text:list xml:id="list171412341512809" text:continue-numbering="true" text:style-name="L1">
        <text:list-item>
          <text:p text:style-name="P22"><text:span text:style-name="T11">Validieren der Anzahl an mitgegebenen Parameter:</text:span></text:p>
          <text:p text:style-name="P32"><text:span text:style-name="T11">Wie in der obigen Tabelle zu sehen ist, hat jedes Kommando eine definiert Anzahl an Parametern. Ein Teil der Netzwerknachricht beschreibt die folgende Anzahl an Parametern. Dies sieht in der Nachricht wie folgt aus: </text:span><text:span text:style-name="T8">StSTK002&lt;Message-ID&gt;</text:span><text:span text:style-name="T9">0002</text:span><text:span text:style-name="T8">xx</text:span><text:span text:style-name="T11">.</text:span></text:p>
          <text:p text:style-name="P32"><text:span text:style-name="T11">Die fett markierte Zahlenfolge beschreibt die Anzahl der folgenden Parameter. In diesem Schritt des Parsens wird die Anzahl der Parameter mit der erwarteten Anzahl überprüft. Sollte diese nicht übereinstimmen, so wird der übergeordneten Komponente der FDZ die Nachricht „Command not understood</text:span><text:span text:style-name="T11"><text:note text:id="ftn4" text:note-class="footnote"><text:note-citation>6</text:note-citation><text:note-body><text:p text:style-name="P81">Siehe DocumentationNetworkCommands.pdf, Kapitel 4.1.1 Common Errors</text:p></text:note-body></text:note></text:span><text:span text:style-name="T11">“ geschickt. </text:span></text:p>
        </text:list-item>
        <text:list-item>
          <text:p text:style-name="P23"><text:span text:style-name="T11">Validieren des Aufbaus der Nachricht</text:span></text:p>
          <text:p text:style-name="P33"><text:span text:style-name="T11">Bevor das Kommando weiter geparsed wird, wird überprüft, ob die Nachricht dem FDZ-Netzwerkprotokoll</text:span><text:span text:style-name="T11"><text:note text:id="ftn6" text:note-class="footnote"><text:note-citation>7</text:note-citation><text:note-body><text:p text:style-name="P82">Siehe DocumentationNetworkCommands.pdf</text:p></text:note-body></text:note></text:span><text:span text:style-name="T11"> entsprechend aufgebaut ist. Bei Fehlern im Aufbau der Nachricht wird angenommen, das diese nicht fehlerfrei interpretiert werden kann. Deshalb </text:span><text:span text:style-name="T12">wird der übergeordneten Komponente der FDZ die Nachricht „Command not understood</text:span><text:span text:style-name="T12"><text:note text:id="ftn7" text:note-class="footnote"><text:note-citation>8</text:note-citation><text:note-body><text:p text:style-name="P81">Siehe DocumentationNetworkCommands.pdf, Kapitel 4.1.1 Common Errors</text:p></text:note-body></text:note></text:span><text:span text:style-name="T12">“ geschickt.</text:span></text:p>
        </text:list-item>
        <text:list-item>
          <text:p text:style-name="P23"><text:span text:style-name="T12">P</text:span><text:span text:style-name="T11">arsen der übergebenen Positionen</text:span></text:p>
          <text:p text:style-name="P33"><text:span text:style-name="T11">Der erste Schritt beim finden der Parameter ist das Suchen der übergebenen Position. In der passenden Methode wird erst abgeglichen, ob das erwartete Kommando eine Position erwartet. Sollte das nicht der Fall sein, wird dieser Schritt übersprungen. Ansonsten wird die Position, die immer an letzter Stelle in der Nachricht durch eine zweistellige Abkürzung des Stationsnamens übergeben wird, ausgelesen </text:span><text:span text:style-name="T13">und abgespeichert</text:span><text:span text:style-name="T11">. Ist keine Position auffindbar, </text:span><text:soft-page-break/><text:span text:style-name="T11">so </text:span><text:span text:style-name="T12">wird der übergeordneten Komponente der FDZ die Nachricht „Command not understood</text:span><text:span text:style-name="T12"><text:note text:id="ftn8" text:note-class="footnote"><text:note-citation>9</text:note-citation><text:note-body><text:p text:style-name="P81">Siehe DocumentationNetworkCommands.pdf, Kapitel 4.1.1 Common Errors</text:p></text:note-body></text:note></text:span><text:span text:style-name="T12">“ geschickt.</text:span></text:p>
        </text:list-item>
        <text:list-item>
          <text:p text:style-name="P23"><text:span text:style-name="T11">Parsen der übergebenen Paletten-ID</text:span></text:p>
          <text:p text:style-name="P34"><text:span text:style-name="T11">Der nächste Schritt ist ähnlich aufgebaut, wie das Parsen der Position. In der passenden Methode wird zuerst überprüft, ob eine Paletten-</text:span><text:span text:style-name="T13">ID in dem erwarteten Kommando benötigt ist. Danach wird die ID ausgelesen und abgespeichert. Sollte keine ID auffindbar sein, so </text:span><text:span text:style-name="T12">wird der übergeordneten Komponente der FDZ die Nachricht „Command not understood</text:span><text:span text:style-name="T12"><text:note text:id="ftn9" text:note-class="footnote"><text:note-citation>10</text:note-citation><text:note-body><text:p text:style-name="P81">Siehe DocumentationNetworkCommands.pdf, Kapitel 4.1.1 Common Errors</text:p></text:note-body></text:note></text:span><text:span text:style-name="T12">“ geschickt.</text:span></text:p>
        </text:list-item>
        <text:list-item>
          <text:p text:style-name="P23"><text:span text:style-name="T11">Parsen der Message-ID</text:span></text:p>
          <text:p text:style-name="P35"><text:span text:style-name="T11">Der letzte Schritt ist das auslesen der Message-ID</text:span><text:span text:style-name="T11"><text:note text:id="ftn10" text:note-class="footnote"><text:note-citation>11</text:note-citation><text:note-body><text:p text:style-name="P86">Siehe FDZ Dokumentation, Spec.pdf</text:p></text:note-body></text:note></text:span><text:span text:style-name="T11">. Diese ist immer eindeutig aus dem Zeitpunkt des Abschickens zusammengesetzt und ist in der Nachricht nach der Kommandonummer eingefügt. Diese wird nicht auf ihre Korrektheit überprüft, da sie auf die Interpretation der Kommandos keinen Einfluss hat, solange alle anderen Parameter vollständig sind.</text:span></text:p>
        </text:list-item>
        <text:list-item>
          <text:p text:style-name="P24"><text:span text:style-name="T11">Validierung der Parameter</text:span></text:p>
          <text:p text:style-name="P35"><text:span text:style-name="T11">Der vorletzte Schritt überprüft die gespeicherten Parameter auf ihre Korrektheit. Damit ist gemeint, ob sie in den zulässigen Wertebereichen liegen.</text:span></text:p>
        </text:list-item>
        <text:list-item>
          <text:p text:style-name="P24"><text:span text:style-name="T11">Erzeugen eines Kommando-Ausführers</text:span></text:p>
          <text:p text:style-name="P35"><text:span text:style-name="T11">Anhand der Kommandonummer wird nun der passende Kommando-Ausführer erzeugt. Es gibt für jedes Kommando einen eigenen Konstruktor mit den passenden Übergabeparametern. </text:span></text:p>
        </text:list-item>
      </text:list>
      <text:h text:style-name="P58" text:outline-level="3"><text:bookmark-start text:name="__RefHeading___Toc124_3302882649"/>Simulation der Nachrichten<text:bookmark-end text:name="__RefHeading___Toc124_3302882649"/></text:h>
      <text:p text:style-name="P39">Wie oben beschrieben gibt es für die Simulation der Nachrichten eine eigene Klasse. Diese wird <text:span text:style-name="T8">CommandExecutor</text:span> heißen. Sie wird vier verschiedene Konstruktoren haben, die jeweils die Übergabeparameter für ein bestimmtes Kommando benötigen. Die Übergabeparameter werden nicht auf ihre Korrektheit überprüft, da dies im Kommando-Interpreter schon geschehen ist. Jeder Konstruktor ruft lediglich die zum Kommando passende Methode auf. Diese Methoden sind wie folgt aufgebaut:</text:p>
      <text:p text:style-name="P39"/>
      <text:list xml:id="list304363327" text:style-name="L2">
        <text:list-item>
          <text:p text:style-name="P25">Anfordern einer neuen Palette zu Station xx</text:p>
        </text:list-item>
      </text:list>
      <table:table table:name="Tabelle1" table:style-name="Tabelle1">
        <table:table-column table:style-name="Tabelle1.A"/>
        <table:table-column table:style-name="Tabelle1.B"/>
        <table:table-row table:style-name="Tabelle1.1">
          <table:table-cell table:style-name="Tabelle1.A1" office:value-type="string">
            <text:p text:style-name="P63">Übergebene Parameter</text:p>
          </table:table-cell>
          <table:table-cell table:style-name="Tabelle1.B1" office:value-type="string">
            <text:p text:style-name="P63">Schritte </text:p>
          </table:table-cell>
        </table:table-row>
        <table:table-row>
          <table:table-cell table:style-name="Tabelle1.A2" office:value-type="string">
            <text:p text:style-name="P65">Position</text:p>
          </table:table-cell>
          <table:table-cell table:style-name="Tabelle1.B2" office:value-type="string">
            <text:list xml:id="list3368028449" text:style-name="L3">
              <text:list-item>
                <text:p text:style-name="P66">Suchen der Position in bekannten Stationen. Wenn Station nicht bekannt ist, wird „Command not Executed“ an übergeordnete Komponente der FDZ geschickt<text:note text:id="ftn11" text:note-class="footnote"><text:note-citation>12</text:note-citation><text:note-body><text:p text:style-name="P83">Siehe DocumentationNetworkCommands.pdf, Kapitel 4.1.1 Common Errors</text:p></text:note-body></text:note>.</text:p>
              </text:list-item>
              <text:list-item>
                <text:p text:style-name="P66">Überprüfen, ob Station bereits belegt ist <text:span text:style-name="T19">oder ein Stau auf </text:span><text:soft-page-break/><text:span text:style-name="T19">dem Weg zu ihr bekannt ist</text:span>. Wenn nicht, dann Schlitten in Station vermerken. Falls belegt ist, Staubehandlung<text:note text:id="ftn12" text:note-class="footnote"><text:note-citation>13</text:note-citation><text:note-body><text:p text:style-name="P87">Wird später beschrieben</text:p></text:note-body></text:note>.</text:p>
              </text:list-item>
            </text:list>
          </table:table-cell>
        </table:table-row>
      </table:table>
      <text:p text:style-name="P27"/>
      <text:p text:style-name="P27"/>
      <text:list xml:id="list171411400262443" text:continue-list="list304363327" text:style-name="L2">
        <text:list-item>
          <text:p text:style-name="P26"><text:span text:style-name="T18">Freigeben einer definierten Palette</text:span></text:p>
        </text:list-item>
      </text:list>
      <table:table table:name="Tabelle2" table:style-name="Tabelle2">
        <table:table-column table:style-name="Tabelle2.A"/>
        <table:table-column table:style-name="Tabelle2.B"/>
        <table:table-row table:style-name="Tabelle2.1">
          <table:table-cell table:style-name="Tabelle2.A1" office:value-type="string">
            <text:p text:style-name="P64">Übergebene Parameter</text:p>
          </table:table-cell>
          <table:table-cell table:style-name="Tabelle2.B1" office:value-type="string">
            <text:p text:style-name="P64">Schritte </text:p>
          </table:table-cell>
        </table:table-row>
        <table:table-row>
          <table:table-cell table:style-name="Tabelle2.A2" office:value-type="string">
            <text:p text:style-name="P65">Paletten-ID</text:p>
          </table:table-cell>
          <table:table-cell table:style-name="Tabelle2.B2" office:value-type="string">
            <text:list xml:id="list1867292515" text:style-name="L4">
              <text:list-item>
                <text:p text:style-name="P67">Suche der passenden Palette in Listen der Stationen.</text:p>
              </text:list-item>
              <text:list-item>
                <text:p text:style-name="P67">Falls gefunden, Entfernen der Palette aus Station, falls nicht gefunden, ist die Palette entweder im Stau oder nicht vorhanden.</text:p>
              </text:list-item>
              <text:list-item>
                <text:p text:style-name="P67">Ist ein Schlitten im System, der leer ist, so wird ihm die unbekannte ID zugeteilt und er wird freigegeben.</text:p>
              </text:list-item>
            </text:list>
          </table:table-cell>
        </table:table-row>
      </table:table>
      <text:list xml:id="list171412466071525" text:continue-list="list171411400262443" text:style-name="L2">
        <text:list-header>
          <text:p text:style-name="P26"/>
        </text:list-header>
        <text:list-item>
          <text:p text:style-name="P28">Neupositionierung einer definierten Palette zu gegebener Statio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P64">Übergebene Parameter</text:p>
          </table:table-cell>
          <table:table-cell table:style-name="Tabelle3.B1" office:value-type="string">
            <text:p text:style-name="P64">Schritte </text:p>
          </table:table-cell>
        </table:table-row>
        <table:table-row>
          <table:table-cell table:style-name="Tabelle3.A2" office:value-type="string">
            <text:p text:style-name="P65">Paletten-ID, Position</text:p>
          </table:table-cell>
          <table:table-cell table:style-name="Tabelle3.B2" office:value-type="string">
            <text:list xml:id="list269224206" text:style-name="L5">
              <text:list-item>
                <text:p text:style-name="P68">Suchen der Position in Liste der Stationen.</text:p>
              </text:list-item>
              <text:list-item>
                <text:p text:style-name="P68">Überprüfen, ob ein Stau an der Station oder auf dem Weg zur ihr besteht.</text:p>
              </text:list-item>
              <text:list-item>
                <text:p text:style-name="P68">Suchen der ID in Listen der Stationen. Ist sie bakannt wird sie zu neuer Station zugeordnet.</text:p>
              </text:list-item>
              <text:list-item>
                <text:p text:style-name="P68">Ist die ID unbekannt, so wird überprüft, ob ein leerer Schlitten im System ist. Ihm wird die ID zugeteilt, danach wird er zur Position verschoben.</text:p>
              </text:list-item>
            </text:list>
          </table:table-cell>
        </table:table-row>
      </table:table>
      <text:list xml:id="list171412830263789" text:continue-list="list171412466071525" text:style-name="L2">
        <text:list-header>
          <text:p text:style-name="P26"/>
        </text:list-header>
        <text:list-item>
          <text:p text:style-name="P28">Herunterfahren des Transportes</text:p>
        </text:list-item>
      </text:list>
      <table:table table:name="Tabelle4" table:style-name="Tabelle4">
        <table:table-column table:style-name="Tabelle4.A"/>
        <table:table-column table:style-name="Tabelle4.B"/>
        <table:table-row table:style-name="Tabelle4.1">
          <table:table-cell table:style-name="Tabelle4.A1" office:value-type="string">
            <text:p text:style-name="P64">Übergebene Parameter</text:p>
          </table:table-cell>
          <table:table-cell table:style-name="Tabelle4.B1" office:value-type="string">
            <text:p text:style-name="P64">Schritte </text:p>
          </table:table-cell>
        </table:table-row>
        <table:table-row>
          <table:table-cell table:style-name="Tabelle4.A2" office:value-type="string">
            <text:p text:style-name="P69">keine</text:p>
          </table:table-cell>
          <table:table-cell table:style-name="Tabelle4.B2" office:value-type="string">
            <text:list xml:id="list1864030103" text:style-name="L6">
              <text:list-item>
                <text:p text:style-name="P70">Abfrage, ob Programm geschlossen werden soll. </text:p>
              </text:list-item>
            </text:list>
          </table:table-cell>
        </table:table-row>
      </table:table>
      <text:list xml:id="list171412215761774" text:continue-list="list171412830263789" text:style-name="L2">
        <text:list-header>
          <text:p text:style-name="P26"/>
        </text:list-header>
      </text:list>
      <text:h text:style-name="P58" text:outline-level="3"><text:bookmark-start text:name="__RefHeading___Toc126_3302882649"/>Staubehandlung<text:bookmark-end text:name="__RefHeading___Toc126_3302882649"/></text:h>
      <text:p text:style-name="P40">Wie in dem Kapitel „Simulation der Nachrichten“ beschrieben, kann es an Stationen zu einer Staubildung kommen. Wenn eine Station mit einem Schlitten belegt ist, kann es dazu kommen, das diese Station ein Kommando stört. Sie könnte entweder auf dem Weg eines Schlittens zu einer anderen Station liegen oder selbst das Ziel eines Schlittens sein. Die Bildung eines Staus kann wie im obigen Kapitel beschrieben erkannt werden. Die Behandlung eines Staus bedarf <text:span text:style-name="T20">jedoch </text:span>weiterer Analyse, die zum Zeitpunkt des Bearbeitens im Team erörtert werden muss<text:note text:id="ftn13" text:note-class="footnote"><text:note-citation>14</text:note-citation><text:note-body><text:p text:style-name="P88">Nicht analysierte Punkte werden in gesonderten Dokumenten behandelt</text:p></text:note-body></text:note>. <text:span text:style-name="T20">Bis jetzt steht nur fest, dass eine optische Rückmeldung für den Nutzer ausgegeben wird, die symbolisiert wurde, wo ein Stau erkannt wurde. Außerdem </text:span></text:p>
      <text:h text:style-name="P59" text:outline-level="3"><text:bookmark-start text:name="__RefHeading___Toc128_3302882649"/><text:soft-page-break/>Fehlerbehandlung<text:bookmark-end text:name="__RefHeading___Toc128_3302882649"/></text:h>
      <text:p text:style-name="P41">Wie aus den vorherigen Kapiteln klar hervorgeht, kann es an vielen Stellen vorkommen, dass Fehler auftreten, die ohne passende Behandlung zum Systemabsturz führen. Folgende Punkte müssen für dieses Projekt gesondert betrachtet werden:</text:p>
      <text:list xml:id="list1464898206" text:style-name="L7">
        <text:list-item>
          <text:p text:style-name="P29">Abbruch der Netzwerkverbindung</text:p>
          <text:p text:style-name="P36">Die Netzwerkverbindung kann an drei verschiedenen Stellen abbrechen. Der einfachste Fall ist der, wenn momentan keine Nachricht bearbeitet wird. An dieser Stelle muss nur versucht werden, die Verbindung wieder aufzubauen. Der zweite Fall tritt ein, wenn die Verbindung nach Eingang einer Nachricht abbricht. Jetzt darf <text:span text:style-name="T21">zwar die Nachricht interpretiert werden, aber nicht simuliert werden, solange nicht </text:span><text:span text:style-name="T10">ACK1</text:span><text:span text:style-name="T14"><text:note text:id="ftn14" text:note-class="footnote"><text:note-citation>15</text:note-citation><text:note-body><text:p text:style-name="P89">Siehe DocumentationNetworkCommands.pdf</text:p></text:note-body></text:note></text:span><text:span text:style-name="T14"> an die übergeordnete Komponente geschickt wurde. Der letzte Fall beschreibt die Situation, wenn die Verbindung abbricht, bevor </text:span><text:span text:style-name="T10">ACK2</text:span><text:span text:style-name="T14"><text:note text:id="ftn15" text:note-class="footnote"><text:note-citation>16</text:note-citation><text:note-body><text:p text:style-name="P89">Siehe DocumentationNetworkCommands.pdf</text:p></text:note-body></text:note></text:span><text:span text:style-name="T14"> versendet wurde. Dies betrifft den Ablauf des Systems nicht, es muss nur beachtet werden, das die Verbindung wieder aufgebaut werden muss, um das Acknowledgement noch zu versenden.</text:span></text:p>
        </text:list-item>
        <text:list-item>
          <text:p text:style-name="P30"><text:span text:style-name="T11">Empfangen einer Fehlerhaften Nachricht</text:span></text:p>
          <text:p text:style-name="P37"><text:span text:style-name="T11">Wie oben beschrieben werden die Nachrichten vom Interpreter immer auf ihre korrekte Zusammensetzung, orientiert am Netzwerkprotokoll der FDZ, überprüft. Wird dort ein Fehler gefunden, so wird eine </text:span><text:span text:style-name="T8">IllegalCommandException</text:span><text:span text:style-name="T11"> geworfen. Wird diese gefangen, muss eine Payload erstellt werden, die das Problem kurz beschreibt. Diese Payload wird dann mit einem „Command not Understood</text:span><text:span text:style-name="T11"><text:note text:id="ftn16" text:note-class="footnote"><text:note-citation>17</text:note-citation><text:note-body><text:p text:style-name="P84">Siehe DocumentationNetworkCommands.pdf, Kapitel 4.1.1 Common Errors</text:p></text:note-body></text:note></text:span><text:span text:style-name="T11">“ Fehler an die übergeordnete Instanz der FDZ gesendet.</text:span></text:p>
        </text:list-item>
        <text:list-item>
          <text:p text:style-name="P30"><text:span text:style-name="T11">Fehler in Zustand der Fabriksimulation</text:span></text:p>
          <text:p text:style-name="P38"><text:span text:style-name="T11">Auch wenn die empfangene Nachricht korrekt verfasst wurde, kann es dazu kommen, dass ein Fehler ausgelöst wurde, der von Interpreter nicht abgefangen werden konnte. Das kann entweder eine nicht vorhandene Paletten-ID oder Station, oder eine Staubildung sein. </text:span></text:p>
          <text:p text:style-name="P38"><text:span text:style-name="T11">Sollte die Paletten-ID nicht bekannt sein, so wird überprüft, ob ein leerer Schlitten vorhanden ist. Ist dies der Fall, so bekommt er die unbekannte ID. Trifft dies nicht zu, so wird ein „Command not Executed</text:span><text:span text:style-name="T11"><text:note text:id="ftn17" text:note-class="footnote"><text:note-citation>18</text:note-citation><text:note-body><text:p text:style-name="P85">Siehe DocumentationNetworkCommands.pdf, Kapitel 4.1.1 Common Errors</text:p></text:note-body></text:note></text:span><text:span text:style-name="T11">“ Fehler an die übergeordnete Instanz der Fabrik gesendet.</text:span></text:p>
          <text:p text:style-name="P38"><text:span text:style-name="T11">Sollte die Station nicht bekannt sein, so wird ein „Command not Executed</text:span><text:span text:style-name="T11"><text:note text:id="ftn18" text:note-class="footnote"><text:note-citation>19</text:note-citation><text:note-body><text:p text:style-name="P85">Siehe DocumentationNetworkCommands.pdf, Kapitel 4.1.1 Common Errors</text:p></text:note-body></text:note></text:span><text:span text:style-name="T11">“ Fehler an die übergeordnete Instanz der Fabrik gesendet.</text:span></text:p>
          <text:p text:style-name="P38"><text:span text:style-name="T11">Sollte ein Stau gefunden werden, so wird nach dem Kapitel Staubehandlung gehandelt.</text:span></text:p>
        </text:list-item>
      </text:list>
      <text:p text:style-name="P42">Bei jeder Art von Fehler wird der Fehler an sich auch, wie im Kapitel Log beschrieben, festgehalten.</text:p>
      <text:h text:style-name="P58" text:outline-level="3"><text:bookmark-start text:name="__RefHeading___Toc130_3302882649"/><text:soft-page-break/>Anzeige des Verbindungsstatus<text:bookmark-end text:name="__RefHeading___Toc130_3302882649"/></text:h>
      <text:p text:style-name="P42">Am linken Rand des Simulationsbildschirms soll eine Darstellung<text:note text:id="ftn19" text:note-class="footnote"><text:note-citation>20</text:note-citation><text:note-body><text:p text:style-name="P90">Siehe Kapitel Screendesign im Anhang</text:p></text:note-body></text:note> anzeigen, ob eine Verbindung zur übergeordneten Komponente der Fabrik aufgebaut ist. Diese Darstellung soll die zwei Elemente der Fabrik darstellen, die passenden IP und Port Konfigurationen <text:span text:style-name="T22">zu den Komponenten anzeigen und symbolisieren, ob eine Verbindung besteht oder nicht.</text:span></text:p>
      <text:h text:style-name="P58" text:outline-level="3"><text:bookmark-start text:name="__RefHeading___Toc132_3302882649"/>Einstellen der Simulationsgeschwindigkeit<text:bookmark-end text:name="__RefHeading___Toc132_3302882649"/></text:h>
      <text:p text:style-name="P43">Der Nutzer soll die Möglichkeit haben, die Geschwindigkeit der Simulation einzustellen. Hierzu hat er zwei Optionen:</text:p>
      <text:list xml:id="list3832937009" text:style-name="L8">
        <text:list-item>
          <text:p text:style-name="P44">Betätigen eines Toggle-Buttons der die Simulationsgeschwindigkeit auf die Geschwindigkeit erhöht, welche der Prozessor für die Berechnungen des Programms benötigt.</text:p>
        </text:list-item>
        <text:list-item>
          <text:p text:style-name="P9"><text:span text:style-name="T23">Der Benutzer hat die Möglichkeit, für jede einzeln Verbindung die Zeit in Sekunden einzutragen, die er für passend hält. Hier bietet sich die Zeit an, die ein Schlitten in der realen FDZ-Umgebung für eine Verbindung benötigt.</text:span></text:p>
        </text:list-item>
      </text:list>
      <text:h text:style-name="P58" text:outline-level="3"><text:bookmark-start text:name="__RefHeading___Toc134_3302882649"/>Anzeigen aller Stationen<text:bookmark-end text:name="__RefHeading___Toc134_3302882649"/></text:h>
      <text:p text:style-name="P45">Das Simulationsprogramm soll die Stationen alle auf einem Blick anzeigen<text:note text:id="ftn20" text:note-class="footnote"><text:note-citation>21</text:note-citation><text:note-body><text:p text:style-name="P91">Siehe Kapitel Screendesign im Anhang</text:p></text:note-body></text:note>. Diese werden als Quadrat auf dem Bildschirm ausgegeben. <text:span text:style-name="T24">Es werden folgende Attribute der Stationen angezeigt:</text:span></text:p>
      <text:list xml:id="list1109663601" text:style-name="L9">
        <text:list-item>
          <text:p text:style-name="P46"><text:span text:style-name="T16">Name</text:span>: <text:tab/>Name der Stationen.</text:p>
        </text:list-item>
        <text:list-item>
          <text:p text:style-name="P46"><text:span text:style-name="T16">Stau</text:span>:<text:tab/><text:tab/>Entweder Stau angezeigt, dazu eine Liste der Paletten-Ids im Stau, oder <text:tab/><text:tab/><text:tab/>Station ist frei.</text:p>
        </text:list-item>
        <text:list-item>
          <text:p text:style-name="P10"><text:span text:style-name="T17">Status</text:span><text:span text:style-name="T24">:<text:tab/><text:tab/>Entweder Station ist leer oder mit einer Paletten-ID besetzt.</text:span></text:p>
        </text:list-item>
      </text:list>
      <text:h text:style-name="P58" text:outline-level="3"><text:bookmark-start text:name="__RefHeading___Toc136_3302882649"/>Einfügen/ Löschen der Stationen<text:bookmark-end text:name="__RefHeading___Toc136_3302882649"/></text:h>
      <text:p text:style-name="P47">Der Nutzer muss die Möglichkeit haben, Stationen einzufügen und zu löschen. Beim einfügen muss er alle Attribute der Station setzen können. Durch Löschen einer Station müssen alle Verbindungen zu ihr automatisch mit entfernt werden.</text:p>
      <text:h text:style-name="P58" text:outline-level="3"><text:bookmark-start text:name="__RefHeading___Toc138_3302882649"/>Konfiguration der Stationen<text:bookmark-end text:name="__RefHeading___Toc138_3302882649"/></text:h>
      <text:p text:style-name="P11"><text:span text:style-name="T25">Die Attribute der Stationen müssen jederzeit veränderbar sein. Die wichtigsten Attribute sind die Verbindungen zwischen den Stationen. Der Anwender muss bei jeder Station angeben, von welcher anderen Station sie erreichbar ist. Er tut dies durch bestätigen einer CheckBox. Ist diese CheckBox bestätigt, so wird eine neue Verbindung angezeigt</text:span><text:span text:style-name="T25"><text:note text:id="ftn21" text:note-class="footnote"><text:note-citation>22</text:note-citation><text:note-body><text:p text:style-name="P92">Siehe Kapitel Screendesign im Anhang</text:p></text:note-body></text:note></text:span><text:span text:style-name="T25">. Außerdem wird dem Nutzer ein Textfeld freigegeben, welches die Zeit in Sekunden für das Zurücklegen der Strecke einer Verbindung entgegen nimmt. Wird eine abgehakte CheckBox nochmal betätigt, so verschwindet die zugehörige Verbindung und das Textfeld wird wieder funktionsunfähig gemacht.</text:span></text:p>
      <text:p text:style-name="P47">Anzumerken ist, das jede Station nur einen Eingang und einen Ausgang hat.</text:p>
      <text:h text:style-name="P58" text:outline-level="3"><text:bookmark-start text:name="__RefHeading___Toc140_3302882649"/><text:soft-page-break/>Erstellen von Kreuzungen<text:bookmark-end text:name="__RefHeading___Toc140_3302882649"/></text:h>
      <text:p text:style-name="P47">Zur besseren optischen Darstellung wurden Kreuzungen eingefügt. Der Auftraggeber schätzt es Realitätsnäher ein, dass eine Station nur einen Eingang und einen Ausgang hat. Sollte eine Station von mehreren anderen Stationen erreichbar sein, so muss dies durch Kreuzungen realisiert werden. Diese haben <text:span text:style-name="T27">n</text:span> Eingänge und <text:span text:style-name="T28">m</text:span> Ausgänge, mit <text:span text:style-name="T26">n,m &gt; 0.</text:span><text:span text:style-name="T29"> Verbindungen von und zu Kreuzungen werden genauso wie in Stationen erstellt.</text:span></text:p>
      <text:h text:style-name="P58" text:outline-level="3"><text:bookmark-start text:name="__RefHeading___Toc142_3302882649"/>Log<text:bookmark-end text:name="__RefHeading___Toc142_3302882649"/></text:h>
      <text:p text:style-name="P11"><text:span text:style-name="T25">Das Vorgehen des Systems muss zu jeder Zeit dokumentiert werden, um bei einem unerwarteten Fehler auch nachvollzogen werden zu können. Das genaue Vorgehen des Loggens kann zu diesem Zeitpunkt noch nicht beschrieben werden</text:span><text:span text:style-name="T25"><text:note text:id="ftn22" text:note-class="footnote"><text:note-citation>23</text:note-citation><text:note-body><text:p text:style-name="P93">Wird in einem gesonderten Dokument analysiert</text:p></text:note-body></text:note></text:span><text:span text:style-name="T25">. Es steht aber bereits fest, dass folgende Elemente sicher geloggt werden müssen:</text:span></text:p>
      <text:list xml:id="list2797894974" text:style-name="L11">
        <text:list-item>
          <text:p text:style-name="P12"><text:span text:style-name="T25">Einkommende Befehle anzeigen/speichern</text:span></text:p>
        </text:list-item>
        <text:list-item>
          <text:p text:style-name="P13"><text:span text:style-name="T1">Interpretation anzeigen/speichern</text:span></text:p>
        </text:list-item>
        <text:list-item>
          <text:p text:style-name="P13"><text:span text:style-name="T2">Reaktion anzeigen/speichern</text:span></text:p>
        </text:list-item>
        <text:list-item>
          <text:p text:style-name="P13"><text:span text:style-name="T2">Abarbeitung anzeigen/speichern</text:span></text:p>
        </text:list-item>
        <text:list-item>
          <text:p text:style-name="P13"><text:span text:style-name="T2">Staumeldung</text:span></text:p>
        </text:list-item>
        <text:list-item>
          <text:p text:style-name="P13"><text:span text:style-name="T2">Fehler/ Exceptions (schwerwiegend/ fatal)</text:span></text:p>
        </text:list-item>
      </text:list>
      <text:p text:style-name="P48">Die Logs werden sowohl in einer externen Log-Datei gespeichert, als auch auf dem Bildschirm zur Laufzeit ausgegeben.</text:p>
      <text:h text:style-name="P58" text:outline-level="3"><text:bookmark-start text:name="__RefHeading___Toc144_3302882649"/>Zustandsspeicherung<text:bookmark-end text:name="__RefHeading___Toc144_3302882649"/></text:h>
      <text:p text:style-name="P47">Bei einem Systemabsturz muss das Programm in der Lage sein, seinen Zustand nach dem Neustart wiederherzustellen. <text:span text:style-name="T30">Beim Neustart nach einem Absturz wird dem Nutzer die Frage gestellt, ob er den Zustand vor dem Absturz rekonstruieren möchte. </text:span></text:p>
      <text:p text:style-name="P48">Änderungen im Zustand werden sofort nachdem sie eingetroffen sind in eine JSON<text:note text:id="ftn23" text:note-class="footnote"><text:note-citation>24</text:note-citation><text:note-body><text:p text:style-name="P94">JavaScript-Object-Notation</text:p></text:note-body></text:note> Datei abgespeichert<text:note text:id="ftn24" text:note-class="footnote"><text:note-citation>25</text:note-citation><text:note-body><text:p text:style-name="P94">Zu dem Speichervorgang an sich wird es ein gesondertes Dokument geben</text:p></text:note-body></text:note>. Wird das System kontrolliert beendet, so wird die Datei gelöscht. Bei jedem Systemstart wird dann überprüft, ob die Datei vorhanden ist oder nicht. Ist sie vorhanden, so kann man daraus schließen, dass ein Absturz erfolgt ist und der Anwender bekommt die Möglichkeit, den Zustand der Datei zu rekonstruieren. </text:p>
      <text:h text:style-name="P58" text:outline-level="3"><text:bookmark-start text:name="__RefHeading___Toc146_3302882649"/>Status<text:bookmark-end text:name="__RefHeading___Toc146_3302882649"/></text:h>
      <text:p text:style-name="P48">Neben dem Log soll auf dem Bildschirm zur Laufzeit auch der aktuelle Status des Programms ausgegeben werden. Wichtig ist, dass der Status des Programms ausgegeben wird, nicht der der Fabrik. </text:p>
      <text:p text:style-name="P14"><text:span text:style-name="T30">Die Statusmeldungen beinhalten, was das Programm im Moment der Anzeige bearbeitet. Diese Aktion wird in menschenlesbarem Text ausgegeben. Beispielhafte Nachrichten können z.B. sein:</text:span></text:p>
      <text:list xml:id="list2678118491" text:style-name="L12">
        <text:list-item>
          <text:p text:style-name="P49"><text:soft-page-break/>„<text:span text:style-name="T30">Interpretieren der Nachricht STstK00102329120002ro</text:span>“</text:p>
        </text:list-item>
        <text:list-item>
          <text:p text:style-name="P50">„Ausführen der Nachricht ‚<text:span text:style-name="T31">Reposition Carriage 03 to Stock</text:span>‘“</text:p>
        </text:list-item>
      </text:list>
      <text:h text:style-name="Heading_20_3" text:outline-level="3"><text:bookmark-start text:name="__RefHeading___Toc487_819620604"/>Kontrolliertes Beenden<text:bookmark-end text:name="__RefHeading___Toc487_819620604"/></text:h>
      <text:p text:style-name="P51">Wie bereits beschrieben wird beim kontrollierten Beenden des Programms die Zustands-Speicherdatei gelöscht. So kann bei einem Neustart analysiert werden, ob beim letzten Programmlauf ein Absturz erfolgt ist.</text:p>
      <text:h text:style-name="P58" text:outline-level="3"><text:bookmark-start text:name="__RefHeading___Toc150_3302882649"/>Wiederherstellung<text:bookmark-end text:name="__RefHeading___Toc150_3302882649"/></text:h>
      <text:p text:style-name="P51">Bei einem Neustart wird nach der Zustands-Speicherdatei gesucht. Wird diese nicht gefunden, so wird davon ausgegangen, dass das Programm kontrolliert beendet wurde. Wird jedoch eine gefunden, so bekommt der Nutzer in einem Abfragedialog die Möglichkeit, die Zustands-Speicherdatei einzulesen oder sie zu verwerfen.</text:p>
      <text:h text:style-name="P54" text:outline-level="2"><text:bookmark-start text:name="__RefHeading___Toc111_3302882649"/>Nicht-Funktionalen Anforderungen<text:bookmark-end text:name="__RefHeading___Toc111_3302882649"/></text:h>
      <text:p text:style-name="P51">In diesem Kapitel werden die Anforderungen beschrieben, die keine echte Funktion beschreiben, sondern eher durch eine qualitative Eigenschaft des Programms definiert werden.</text:p>
      <text:h text:style-name="P58" text:outline-level="3"><text:bookmark-start text:name="__RefHeading___Toc152_3302882649"/>Rechenzeit<text:bookmark-end text:name="__RefHeading___Toc152_3302882649"/></text:h>
      <text:h text:style-name="P58" text:outline-level="3"><text:bookmark-start text:name="__RefHeading___Toc154_3302882649"/>Plattform<text:bookmark-end text:name="__RefHeading___Toc154_3302882649"/></text:h>
      <text:h text:style-name="P58" text:outline-level="3"><text:bookmark-start text:name="__RefHeading___Toc156_3302882649"/>Nutzergruppe<text:bookmark-end text:name="__RefHeading___Toc156_3302882649"/></text:h>
      <text:h text:style-name="P58" text:outline-level="3"><text:bookmark-start text:name="__RefHeading___Toc158_3302882649"/>Nutzerschnittstelle (Maus / Tastatur)<text:bookmark-end text:name="__RefHeading___Toc158_3302882649"/></text:h>
      <text:h text:style-name="P58" text:outline-level="3"><text:bookmark-start text:name="__RefHeading___Toc160_3302882649"/>Betriebszeit / Verfügbarkeit<text:bookmark-end text:name="__RefHeading___Toc160_3302882649"/></text:h>
      <text:h text:style-name="P58" text:outline-level="3"><text:bookmark-start text:name="__RefHeading___Toc162_3302882649"/>Wartbarkeit<text:bookmark-end text:name="__RefHeading___Toc162_3302882649"/></text:h>
      <text:p text:style-name="P7"><text:tab/>- <text:span text:style-name="T3">MVC für Anfänger</text:span></text:p>
      <text:h text:style-name="P58" text:outline-level="3"><text:bookmark-start text:name="__RefHeading___Toc164_3302882649"/>Maximale Anzahl an gleichzeitig vorhandenen Schlitten<text:bookmark-end text:name="__RefHeading___Toc164_3302882649"/></text:h>
      <text:h text:style-name="P58" text:outline-level="3"><text:bookmark-start text:name="__RefHeading___Toc166_3302882649"/>Maximale Anzahl an gleichzeitigen Netzwerknachrichten die verarbeitet werden können<text:bookmark-end text:name="__RefHeading___Toc166_3302882649"/></text:h>
      <text:h text:style-name="P58" text:outline-level="3"><text:bookmark-start text:name="__RefHeading___Toc168_3302882649"/>Anzahl Transportbänder<text:bookmark-end text:name="__RefHeading___Toc168_3302882649"/></text:h>
      <text:h text:style-name="P58" text:outline-level="3"><text:bookmark-start text:name="__RefHeading___Toc170_3302882649"/>Anpassungsfähigkeit<text:bookmark-end text:name="__RefHeading___Toc170_3302882649"/></text:h>
      <text:p text:style-name="P7"><text:tab/>- <text:span text:style-name="T4">Win7</text:span></text:p>
      <text:h text:style-name="P52" text:outline-level="1"><text:bookmark-start text:name="__RefHeading___Toc113_3302882649"/>Anhang<text:bookmark-end text:name="__RefHeading___Toc113_3302882649"/></text:h>
      <text:h text:style-name="P58" text:outline-level="3"><text:bookmark-start text:name="__RefHeading___Toc172_3302882649"/>Layout vorschläge/ Wireframes<text:bookmark-end text:name="__RefHeading___Toc172_330288264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TC Regular" svg:font-family="'Noto Sans Mono CJK TC Regular'"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ah Lehmann</meta:initial-creator>
    <meta:creation-date>2018-05-17T12:14:12.566123040</meta:creation-date>
    <dc:date>2018-05-21T17:10:23.608571869</dc:date>
    <dc:creator>Noah Lehmann</dc:creator>
    <meta:editing-duration>PT1H15M28S</meta:editing-duration>
    <meta:editing-cycles>6</meta:editing-cycles>
    <meta:generator>LibreOffice/5.4.5.1$Linux_X86_64 LibreOffice_project/40m0$Build-1</meta:generator>
    <meta:document-statistic meta:table-count="5" meta:image-count="0" meta:object-count="0" meta:page-count="10" meta:paragraph-count="231" meta:word-count="2833" meta:character-count="20564" meta:non-whitespace-character-count="17981"/>
  </office:meta>
</office:document-meta>
</file>